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8717in"/>
    </style:style>
    <style:style style:name="co2" style:family="table-column">
      <style:table-column-properties fo:break-before="auto" style:column-width="1.0917in"/>
    </style:style>
    <style:style style:name="co3" style:family="table-column">
      <style:table-column-properties fo:break-before="auto" style:column-width="2.622in"/>
    </style:style>
    <style:style style:name="co4" style:family="table-column">
      <style:table-column-properties fo:break-before="auto" style:column-width="1.4917in"/>
    </style:style>
    <style:style style:name="co5" style:family="table-column">
      <style:table-column-properties fo:break-before="auto" style:column-width="0.9457in"/>
    </style:style>
    <style:style style:name="co6" style:family="table-column">
      <style:table-column-properties fo:break-before="auto" style:column-width="2.2417in"/>
    </style:style>
    <style:style style:name="co7" style:family="table-column">
      <style:table-column-properties fo:break-before="auto" style:column-width="0.889in"/>
    </style:style>
    <style:style style:name="co8" style:family="table-column">
      <style:table-column-properties fo:break-before="auto" style:column-width="1.6862in"/>
    </style:style>
    <style:style style:name="co9" style:family="table-column">
      <style:table-column-properties fo:break-before="auto" style:column-width="0.9035in"/>
    </style:style>
    <style:style style:name="co10" style:family="table-column">
      <style:table-column-properties fo:break-before="auto" style:column-width="2.448in"/>
    </style:style>
    <style:style style:name="co11" style:family="table-column">
      <style:table-column-properties fo:break-before="auto" style:column-width="3.4839in"/>
    </style:style>
    <style:style style:name="co12" style:family="table-column">
      <style:table-column-properties fo:break-before="auto" style:column-width="1.2772in"/>
    </style:style>
    <style:style style:name="co13" style:family="table-column">
      <style:table-column-properties fo:break-before="auto" style:column-width="0.7992in"/>
    </style:style>
    <style:style style:name="co14" style:family="table-column">
      <style:table-column-properties fo:break-before="auto" style:column-width="0.7311in"/>
    </style:style>
    <style:style style:name="co15" style:family="table-column">
      <style:table-column-properties fo:break-before="auto" style:column-width="5.5654in"/>
    </style:style>
    <style:style style:name="co16" style:family="table-column">
      <style:table-column-properties fo:break-before="auto" style:column-width="2.4953in"/>
    </style:style>
    <style:style style:name="co17" style:family="table-column">
      <style:table-column-properties fo:break-before="auto" style:column-width="1.5201in"/>
    </style:style>
    <style:style style:name="co18" style:family="table-column">
      <style:table-column-properties fo:break-before="auto" style:column-width="3.2063in"/>
    </style:style>
    <style:style style:name="co19" style:family="table-column">
      <style:table-column-properties fo:break-before="auto" style:column-width="1.15in"/>
    </style:style>
    <style:style style:name="co20" style:family="table-column">
      <style:table-column-properties fo:break-before="auto" style:column-width="1.0626in"/>
    </style:style>
    <style:style style:name="co21" style:family="table-column">
      <style:table-column-properties fo:break-before="auto" style:column-width="0.9264in"/>
    </style:style>
    <style:style style:name="co22" style:family="table-column">
      <style:table-column-properties fo:break-before="auto" style:column-width="1.6472in"/>
    </style:style>
    <style:style style:name="co23" style:family="table-column">
      <style:table-column-properties fo:break-before="auto" style:column-width="3.1484in"/>
    </style:style>
    <style:style style:name="co24" style:family="table-column">
      <style:table-column-properties fo:break-before="auto" style:column-width="1.1016in"/>
    </style:style>
    <style:style style:name="co25" style:family="table-column">
      <style:table-column-properties fo:break-before="auto" style:column-width="3.2547in"/>
    </style:style>
    <style:style style:name="co26" style:family="table-column">
      <style:table-column-properties fo:break-before="auto" style:column-width="0.8929in"/>
    </style:style>
    <style:style style:name="co27" style:family="table-column">
      <style:table-column-properties fo:break-before="auto" style:column-width="0.9252in"/>
    </style:style>
    <style:style style:name="co28" style:family="table-column">
      <style:table-column-properties fo:break-before="auto" style:column-width="3.4311in"/>
    </style:style>
    <style:style style:name="co29" style:family="table-column">
      <style:table-column-properties fo:break-before="auto" style:column-width="3.1091in"/>
    </style:style>
    <style:style style:name="co30" style:family="table-column">
      <style:table-column-properties fo:break-before="auto" style:column-width="1.1075in"/>
    </style:style>
    <style:style style:name="co31" style:family="table-column">
      <style:table-column-properties fo:break-before="auto" style:column-width="1.0217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590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8598in" fo:break-before="auto" style:use-optimal-row-height="true"/>
    </style:style>
    <style:style style:name="ro10" style:family="table-row">
      <style:table-row-properties style:row-height="0.9799in" fo:break-before="auto" style:use-optimal-row-height="true"/>
    </style:style>
    <style:style style:name="ro11" style:family="table-row">
      <style:table-row-properties style:row-height="2.2138in" fo:break-before="auto" style:use-optimal-row-height="true"/>
    </style:style>
    <style:style style:name="ro12" style:family="table-row">
      <style:table-row-properties style:row-height="1.6201in" fo:break-before="auto" style:use-optimal-row-height="true"/>
    </style:style>
    <style:style style:name="ro13" style:family="table-row">
      <style:table-row-properties style:row-height="0.6591in" fo:break-before="auto" style:use-optimal-row-height="true"/>
    </style:style>
    <style:style style:name="ro14" style:family="table-row">
      <style:table-row-properties style:row-height="2.4217in" fo:break-before="auto" style:use-optimal-row-height="true"/>
    </style:style>
    <style:style style:name="ro15" style:family="table-row">
      <style:table-row-properties style:row-height="2.902in" fo:break-before="auto" style:use-optimal-row-height="true"/>
    </style:style>
    <style:style style:name="ro16" style:family="table-row">
      <style:table-row-properties style:row-height="3.3827in" fo:break-before="auto" style:use-optimal-row-height="true"/>
    </style:style>
    <style:style style:name="ro17" style:family="table-row">
      <style:table-row-properties style:row-height="1.3in" fo:break-before="auto" style:use-optimal-row-height="true"/>
    </style:style>
    <style:style style:name="ro18" style:family="table-row">
      <style:table-row-properties style:row-height="3.222in" fo:break-before="auto" style:use-optimal-row-height="true"/>
    </style:style>
    <style:style style:name="ro19" style:family="table-row">
      <style:table-row-properties style:row-height="3.0618in" fo:break-before="auto" style:use-optimal-row-height="true"/>
    </style:style>
    <style:style style:name="ro20" style:family="table-row">
      <style:table-row-properties style:row-height="2.1008in" fo:break-before="auto" style:use-optimal-row-height="true"/>
    </style:style>
    <style:style style:name="ro21" style:family="table-row">
      <style:table-row-properties style:row-height="2.5811in" fo:break-before="auto" style:use-optimal-row-height="true"/>
    </style:style>
    <style:style style:name="ro22" style:family="table-row">
      <style:table-row-properties style:row-height="1.1398in" fo:break-before="auto" style:use-optimal-row-height="true"/>
    </style:style>
    <style:style style:name="ro23" style:family="table-row">
      <style:table-row-properties style:row-height="0.8193in" fo:break-before="auto" style:use-optimal-row-height="true"/>
    </style:style>
    <style:style style:name="ro24" style:family="table-row">
      <style:table-row-properties style:row-height="0.339in" fo:break-before="auto" style:use-optimal-row-height="true"/>
    </style:style>
    <style:style style:name="ro25" style:family="table-row">
      <style:table-row-properties style:row-height="0.499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63">
      <number:hours number:style="long"/>
      <number:text>:</number:text>
      <number:minutes number:style="long"/>
      <number:text>:</number:text>
      <number:seconds number:style="long"/>
      <number:text> </number:text>
      <number:am-pm/>
    </number:time-style>
    <style:style style:name="ce1" style:family="table-cell" style:parent-style-name="Heading_20_1">
      <style:table-cell-properties fo:background-color="#729fcf" fo:padding="0.0138in"/>
      <style:text-properties fo:color="#000000"/>
    </style:style>
    <style:style style:name="ce2" style:family="table-cell" style:parent-style-name="Default">
      <style:table-cell-properties fo:wrap-option="wrap"/>
    </style:style>
    <style:style style:name="ce3" style:family="table-cell" style:parent-style-name="Default">
      <style:table-cell-properties fo:padding="0.0138in"/>
    </style:style>
    <style:style style:name="ce4"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6"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7" style:family="table-cell" style:parent-style-name="Default">
      <style:table-cell-properties style:text-align-source="fix" style:repeat-content="false" fo:wrap-option="wrap" style:vertical-align="middle"/>
      <style:paragraph-properties fo:text-align="center" fo:margin-left="0in"/>
    </style:style>
    <style:style style:name="ce8"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9" style:family="table-cell" style:parent-style-name="Heading_20_1">
      <style:table-cell-properties fo:background-color="#729fcf" fo:wrap-option="wrap" fo:padding="0.0138in"/>
      <style:text-properties fo:color="#000000"/>
    </style:style>
    <style:style style:name="ce10" style:family="table-cell" style:parent-style-name="Default">
      <style:table-cell-properties style:text-align-source="fix" style:repeat-content="false" style:vertical-align="middle"/>
      <style:paragraph-properties fo:text-align="center" fo:margin-left="0in"/>
    </style:style>
    <style:style style:name="ce11" style:family="table-cell" style:parent-style-name="Heading_20_1">
      <style:table-cell-properties fo:background-color="#729fcf" style:text-align-source="fix" style:repeat-content="false" fo:padding="0.0138in" style:vertical-align="middle"/>
      <style:paragraph-properties fo:text-align="center" fo:margin-left="0in"/>
      <style:text-properties fo:color="#000000"/>
    </style:style>
    <style:style style:name="ce12" style:family="table-cell" style:parent-style-name="Default">
      <style:table-cell-properties style:text-align-source="fix" style:repeat-content="false" fo:wrap-option="wrap" style:vertical-align="middle"/>
      <style:paragraph-properties fo:text-align="center" fo:margin-left="0in"/>
    </style:style>
    <style:style style:name="ce13" style:family="table-cell" style:parent-style-name="Heading_20_1">
      <style:table-cell-properties fo:background-color="#729fcf" style:text-align-source="fix" style:repeat-content="false" fo:padding="0.0138in" style:vertical-align="middle"/>
      <style:paragraph-properties fo:text-align="start" fo:margin-left="0in"/>
      <style:text-properties fo:color="#000000"/>
    </style:style>
    <style:style style:name="ce14" style:family="table-cell" style:parent-style-name="Default">
      <style:table-cell-properties style:text-align-source="fix" style:repeat-content="false" fo:wrap-option="wrap" style:vertical-align="bottom"/>
      <style:paragraph-properties fo:text-align="start" fo:margin-left="0in"/>
      <style:text-properties fo:color="#000000" style:font-name="JetBrains Mono" style:font-name-asian="JetBrains Mono" style:font-name-complex="JetBrains Mono"/>
    </style:style>
    <style:style style:name="ce15" style:family="table-cell" style:parent-style-name="Default">
      <style:table-cell-properties style:text-align-source="fix" style:repeat-content="false" fo:wrap-option="wrap" style:vertical-align="bottom"/>
      <style:paragraph-properties fo:text-align="start" fo:margin-left="0in"/>
      <style:text-properties fo:color="#000000"/>
    </style:style>
    <style:style style:name="ce16"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7" style:family="table-cell" style:parent-style-name="Default"/>
    <style:style style:name="ce18"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19" style:family="table-cell" style:parent-style-name="Default" style:data-style-name="N37"/>
    <style:style style:name="ce20" style:family="table-cell" style:parent-style-name="Default" style:data-style-name="N63"/>
    <style:style style:name="ce21" style:family="table-cell" style:parent-style-name="Default">
      <style:table-cell-properties style:text-align-source="fix" style:repeat-content="false"/>
      <style:paragraph-properties fo:text-align="center" fo:margin-left="0in"/>
    </style:style>
    <style:style style:name="ce22" style:family="table-cell" style:parent-style-name="Heading_20_1">
      <style:table-cell-properties fo:background-color="#729fcf" style:text-align-source="fix" style:repeat-content="false" fo:wrap-option="no-wrap" fo:padding="0.0138in"/>
      <style:paragraph-properties fo:text-align="center" fo:margin-left="0in"/>
      <style:text-properties fo:color="#000000"/>
    </style:style>
    <style:style style:name="ce23" style:family="table-cell" style:parent-style-name="Default"/>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language="en" fo:country="US"/>
    </style:style>
    <style:style style:name="T2" style:family="text">
      <style:text-properties fo:font-size="10pt" fo:font-weight="normal" fo:font-style="normal" style:font-size-asian="10pt" style:font-size-complex="10pt" style:font-weight-asian="normal" style:font-weight-complex="normal" style:font-style-asian="normal" style:font-style-complex="normal" fo:color="#000000"/>
    </style:style>
    <style:style style:name="T3" style:family="text">
      <style:text-properties fo:font-size="10pt" fo:font-style="normal" style:font-size-asian="10pt" style:font-size-complex="10pt" style:font-style-asian="normal" style:font-style-complex="normal" fo:color="#000000" fo:font-weight="bold" style:font-weight-asian="bold" style:font-weight-complex="bold"/>
    </style:style>
    <style:style style:name="T4" style:family="text">
      <style:text-properties fo:font-size="10pt" fo:font-style="normal" style:font-size-asian="10pt" style:font-size-complex="10pt" style:font-style-asian="normal" style:font-style-complex="normal" fo:color="#000000" fo:font-weight="normal" style:font-weight-asian="normal" style:font-weight-complex="normal"/>
    </style:style>
    <style:style style:name="T5" style:family="text">
      <style:text-properties fo:font-size="10pt" fo:font-weight="normal" fo:font-style="normal" style:font-size-asian="10pt" style:font-size-complex="10pt" style:font-weight-asian="normal" style:font-weight-complex="normal" style:font-style-asian="normal" style:font-style-complex="normal" fo:color="#a9b7c6"/>
    </style:style>
    <style:style style:name="T6" style:family="text">
      <style:text-properties fo:font-size="10pt" fo:font-style="normal" style:font-size-asian="10pt" style:font-size-complex="10pt" style:font-style-asian="normal" style:font-style-complex="normal" fo:font-weight="normal" style:font-weight-asian="normal" style:font-weight-complex="normal" fo:color="#cc7832"/>
    </style:style>
    <style:style style:name="T7" style:family="text">
      <style:text-properties fo:font-size="10pt" fo:font-weight="normal" fo:font-style="normal" style:font-size-asian="10pt" style:font-size-complex="10pt" style:font-weight-asian="normal" style:font-weight-complex="normal" style:font-style-asian="normal" style:font-style-complex="normal"/>
    </style:style>
    <style:style style:name="T8"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RT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3" table:default-cell-style-name="Default"/>
        <table:table-column table:style-name="co7" table:number-columns-repeated="16374" table:default-cell-style-name="ce2"/>
        <table:table-row table:style-name="ro1">
          <table:table-cell table:style-name="ce1" office:value-type="string" calcext:value-type="string">
            <text:p>Requirement</text:p>
          </table:table-cell>
          <table:table-cell table:style-name="ce1" office:value-type="string" calcext:value-type="string">
            <text:p>Group</text:p>
          </table:table-cell>
          <table:table-cell table:style-name="ce1" office:value-type="string" calcext:value-type="string">
            <text:p>Requirement Name</text:p>
          </table:table-cell>
          <table:table-cell table:style-name="ce1" office:value-type="string" calcext:value-type="string">
            <text:p>Test Case</text:p>
          </table:table-cell>
          <table:table-cell table:style-name="ce1" office:value-type="string" calcext:value-type="string">
            <text:p>Suite</text:p>
          </table:table-cell>
          <table:table-cell table:style-name="ce1" office:value-type="string" calcext:value-type="string">
            <text:p>Test Case Name</text:p>
          </table:table-cell>
          <table:table-cell table:number-columns-repeated="3"/>
          <table:table-cell table:style-name="ce3" table:number-columns-repeated="16374"/>
        </table:table-row>
        <table:table-row table:style-name="ro2">
          <table:table-cell office:value-type="float" office:value="2" calcext:value-type="float">
            <text:p>2</text:p>
          </table:table-cell>
          <table:table-cell/>
          <table:table-cell table:formula="of:=VLOOKUP([.A2];[$Requirements.A:$Requirements.C];3)" office:value-type="string" office:string-value="Defect Assignability" calcext:value-type="string">
            <text:p>Defect Assignability</text:p>
          </table:table-cell>
          <table:table-cell office:value-type="float" office:value="4" calcext:value-type="float">
            <text:p>4</text:p>
          </table:table-cell>
          <table:table-cell/>
          <table:table-cell table:formula="of:=VLOOKUP([.D2];[$'Test Cases'.A:$'Test Cases'.B];2;0)" office:value-type="string" office:string-value="Assign Defect" calcext:value-type="string">
            <text:p>Assign Defect</text:p>
          </table:table-cell>
          <table:table-cell table:number-columns-repeated="16377"/>
        </table:table-row>
        <table:table-row table:style-name="ro2">
          <table:table-cell office:value-type="float" office:value="2" calcext:value-type="float">
            <text:p>2</text:p>
          </table:table-cell>
          <table:table-cell/>
          <table:table-cell table:formula="of:=VLOOKUP([.A3];[$Requirements.A:$Requirements.C];3)" office:value-type="string" office:string-value="Defect Assignability" calcext:value-type="string">
            <text:p>Defect Assignability</text:p>
          </table:table-cell>
          <table:table-cell office:value-type="float" office:value="5" calcext:value-type="float">
            <text:p>5</text:p>
          </table:table-cell>
          <table:table-cell/>
          <table:table-cell table:formula="of:=VLOOKUP([.D3];[$'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4" calcext:value-type="float">
            <text:p>4</text:p>
          </table:table-cell>
          <table:table-cell/>
          <table:table-cell table:formula="of:=VLOOKUP([.A4];[$Requirements.A:$Requirements.C];3)" office:value-type="string" office:string-value="Defect Status Mutability" calcext:value-type="string">
            <text:p>Defect Status Mutability</text:p>
          </table:table-cell>
          <table:table-cell office:value-type="float" office:value="5" calcext:value-type="float">
            <text:p>5</text:p>
          </table:table-cell>
          <table:table-cell/>
          <table:table-cell table:formula="of:=VLOOKUP([.D4];[$'Test Cases'.A:$'Test Cases'.B];2;0)" office:value-type="string" office:string-value="Change Status" calcext:value-type="string">
            <text:p>Change Status</text:p>
          </table:table-cell>
          <table:table-cell table:number-columns-repeated="16377"/>
        </table:table-row>
        <table:table-row table:style-name="ro2">
          <table:table-cell office:value-type="float" office:value="5" calcext:value-type="float">
            <text:p>5</text:p>
          </table:table-cell>
          <table:table-cell/>
          <table:table-cell table:formula="of:=VLOOKUP([.A5];[$Requirements.A:$Requirements.C];3)" office:value-type="string" office:string-value="Defect Validation" calcext:value-type="string">
            <text:p>Defect Validation</text:p>
          </table:table-cell>
          <table:table-cell office:value-type="float" office:value="6" calcext:value-type="float">
            <text:p>6</text:p>
          </table:table-cell>
          <table:table-cell/>
          <table:table-cell table:formula="of:=VLOOKUP([.D5];[$'Test Cases'.A:$'Test Cases'.B];2;0)" office:value-type="string" office:string-value="Steps too short" calcext:value-type="string">
            <text:p>Steps too short</text:p>
          </table:table-cell>
          <table:table-cell table:number-columns-repeated="16377"/>
        </table:table-row>
        <table:table-row table:style-name="ro2">
          <table:table-cell office:value-type="float" office:value="5" calcext:value-type="float">
            <text:p>5</text:p>
          </table:table-cell>
          <table:table-cell/>
          <table:table-cell table:formula="of:=VLOOKUP([.A6];[$Requirements.A:$Requirements.C];3)" office:value-type="string" office:string-value="Defect Validation" calcext:value-type="string">
            <text:p>Defect Validation</text:p>
          </table:table-cell>
          <table:table-cell office:value-type="float" office:value="7" calcext:value-type="float">
            <text:p>7</text:p>
          </table:table-cell>
          <table:table-cell/>
          <table:table-cell table:formula="of:=VLOOKUP([.D6];[$'Test Cases'.A:$'Test Cases'.B];2;0)" office:value-type="string" office:string-value="No Date Selected" calcext:value-type="string">
            <text:p>No Date Selected</text:p>
          </table:table-cell>
          <table:table-cell table:number-columns-repeated="16377"/>
        </table:table-row>
        <table:table-row table:style-name="ro2">
          <table:table-cell office:value-type="float" office:value="5" calcext:value-type="float">
            <text:p>5</text:p>
          </table:table-cell>
          <table:table-cell/>
          <table:table-cell table:formula="of:=VLOOKUP([.A7];[$Requirements.A:$Requirements.C];3)" office:value-type="string" office:string-value="Defect Validation" calcext:value-type="string">
            <text:p>Defect Validation</text:p>
          </table:table-cell>
          <table:table-cell office:value-type="float" office:value="19" calcext:value-type="float">
            <text:p>19</text:p>
          </table:table-cell>
          <table:table-cell/>
          <table:table-cell table:formula="of:=VLOOKUP([.D7];[$'Test Cases'.A:$'Test Cases'.B];2;0)" office:value-type="string" office:string-value="Description too short" calcext:value-type="string">
            <text:p>Description too short</text:p>
          </table:table-cell>
          <table:table-cell table:number-columns-repeated="16377"/>
        </table:table-row>
        <table:table-row table:style-name="ro2">
          <table:table-cell office:value-type="float" office:value="6" calcext:value-type="float">
            <text:p>6</text:p>
          </table:table-cell>
          <table:table-cell/>
          <table:table-cell table:formula="of:=VLOOKUP([.A8];[$Requirements.A:$Requirements.C];3)" office:value-type="string" office:string-value="Defect Creation" calcext:value-type="string">
            <text:p>Defect Creation</text:p>
          </table:table-cell>
          <table:table-cell office:value-type="float" office:value="8" calcext:value-type="float">
            <text:p>8</text:p>
          </table:table-cell>
          <table:table-cell/>
          <table:table-cell table:formula="of:=VLOOKUP([.D8];[$'Test Cases'.A:$'Test Cases'.B];2;0)" office:value-type="string" office:string-value="Report New Defect" calcext:value-type="string">
            <text:p>Report New Defect</text:p>
          </table:table-cell>
          <table:table-cell table:number-columns-repeated="16377"/>
        </table:table-row>
        <table:table-row table:style-name="ro2">
          <table:table-cell office:value-type="float" office:value="1" calcext:value-type="float">
            <text:p>1</text:p>
          </table:table-cell>
          <table:table-cell/>
          <table:table-cell table:formula="of:=VLOOKUP([.A9];[$Requirements.A:$Requirements.C];3)" office:value-type="string" office:string-value="Distinct Homepages" calcext:value-type="string">
            <text:p>Distinct Homepages</text:p>
          </table:table-cell>
          <table:table-cell office:value-type="float" office:value="3" calcext:value-type="float">
            <text:p>3</text:p>
          </table:table-cell>
          <table:table-cell/>
          <table:table-cell table:formula="of:=VLOOKUP([.D9];[$'Test Cases'.A:$'Test Cases'.B];2;0)" office:value-type="string" office:string-value="Login with correct credentials" calcext:value-type="string">
            <text:p>Login with correct credentials</text:p>
          </table:table-cell>
          <table:table-cell table:number-columns-repeated="16377"/>
        </table:table-row>
        <table:table-row table:style-name="ro3">
          <table:table-cell office:value-type="float" office:value="7" calcext:value-type="float">
            <text:p>7</text:p>
          </table:table-cell>
          <table:table-cell/>
          <table:table-cell table:formula="of:=VLOOKUP([.A10];[$Requirements.A:$Requirements.C];3)" office:value-type="string" office:string-value="Credential Privacy" calcext:value-type="string">
            <text:p>Credential Privacy</text:p>
          </table:table-cell>
          <table:table-cell office:value-type="float" office:value="1" calcext:value-type="float">
            <text:p>1</text:p>
          </table:table-cell>
          <table:table-cell/>
          <table:table-cell table:formula="of:=VLOOKUP([.D10];[$'Test Cases'.A:$'Test Cases'.B];2;0)" office:value-type="string" office:string-value="Login Correct Username Wrong Password" calcext:value-type="string">
            <text:p>Login Correct Username Wrong Password</text:p>
          </table:table-cell>
          <table:table-cell table:number-columns-repeated="16377"/>
        </table:table-row>
        <table:table-row table:style-name="ro2">
          <table:table-cell office:value-type="float" office:value="7" calcext:value-type="float">
            <text:p>7</text:p>
          </table:table-cell>
          <table:table-cell/>
          <table:table-cell table:formula="of:=VLOOKUP([.A11];[$Requirements.A:$Requirements.C];3)" office:value-type="string" office:string-value="Credential Privacy" calcext:value-type="string">
            <text:p>Credential Privacy</text:p>
          </table:table-cell>
          <table:table-cell office:value-type="float" office:value="2" calcext:value-type="float">
            <text:p>2</text:p>
          </table:table-cell>
          <table:table-cell/>
          <table:table-cell table:formula="of:=VLOOKUP([.D11];[$'Test Cases'.A:$'Test Cases'.B];2;0)" office:value-type="string" office:string-value="Login Wrong Username" calcext:value-type="string">
            <text:p>Login Wrong Username</text:p>
          </table:table-cell>
          <table:table-cell table:number-columns-repeated="16377"/>
        </table:table-row>
        <table:table-row table:style-name="ro2">
          <table:table-cell office:value-type="float" office:value="8" calcext:value-type="float">
            <text:p>8</text:p>
          </table:table-cell>
          <table:table-cell/>
          <table:table-cell table:formula="of:=VLOOKUP([.A12];[$Requirements.A:$Requirements.C];3)" office:value-type="string" office:string-value="Custom Greeting" calcext:value-type="string">
            <text:p>Custom Greeting</text:p>
          </table:table-cell>
          <table:table-cell office:value-type="float" office:value="3" calcext:value-type="float">
            <text:p>3</text:p>
          </table:table-cell>
          <table:table-cell/>
          <table:table-cell table:formula="of:=VLOOKUP([.D12];[$'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9" calcext:value-type="float">
            <text:p>9</text:p>
          </table:table-cell>
          <table:table-cell/>
          <table:table-cell table:formula="of:=VLOOKUP([.A13];[$Requirements.A:$Requirements.C];3)" office:value-type="string" office:string-value="Login as Account" calcext:value-type="string">
            <text:p>Login as Account</text:p>
          </table:table-cell>
          <table:table-cell office:value-type="float" office:value="3" calcext:value-type="float">
            <text:p>3</text:p>
          </table:table-cell>
          <table:table-cell/>
          <table:table-cell table:formula="of:=VLOOKUP([.D13];[$'Test Cases'.A:$'Test Cases'.B];2;0)" office:value-type="string" office:string-value="Login with correct credentials" calcext:value-type="string">
            <text:p>Login with correct credentials</text:p>
          </table:table-cell>
          <table:table-cell table:number-columns-repeated="16377"/>
        </table:table-row>
        <table:table-row table:style-name="ro2">
          <table:table-cell office:value-type="float" office:value="11" calcext:value-type="float">
            <text:p>11</text:p>
          </table:table-cell>
          <table:table-cell/>
          <table:table-cell table:formula="of:=VLOOKUP([.A14];[$Requirements.A:$Requirements.C];3)" office:value-type="string" office:string-value="Matrices" calcext:value-type="string">
            <text:p>Matrices</text:p>
          </table:table-cell>
          <table:table-cell office:value-type="float" office:value="9" calcext:value-type="float">
            <text:p>9</text:p>
          </table:table-cell>
          <table:table-cell/>
          <table:table-cell table:formula="of:=VLOOKUP([.D14];[$'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0" calcext:value-type="float">
            <text:p>10</text:p>
          </table:table-cell>
          <table:table-cell/>
          <table:table-cell table:formula="of:=VLOOKUP([.A15];[$Requirements.A:$Requirements.C];3)" office:value-type="string" office:string-value="Matrices Scope" calcext:value-type="string">
            <text:p>Matrices Scope</text:p>
          </table:table-cell>
          <table:table-cell office:value-type="float" office:value="9" calcext:value-type="float">
            <text:p>9</text:p>
          </table:table-cell>
          <table:table-cell/>
          <table:table-cell table:formula="of:=VLOOKUP([.D15];[$'Test Cases'.A:$'Test Cases'.B];2;0)" office:value-type="string" office:string-value="Create a New Matrix" calcext:value-type="string">
            <text:p>Create a New Matrix</text:p>
          </table:table-cell>
          <table:table-cell table:number-columns-repeated="16377"/>
        </table:table-row>
        <table:table-row table:style-name="ro2">
          <table:table-cell office:value-type="float" office:value="11" calcext:value-type="float">
            <text:p>11</text:p>
          </table:table-cell>
          <table:table-cell/>
          <table:table-cell table:formula="of:=VLOOKUP([.A16];[$Requirements.A:$Requirements.C];3)" office:value-type="string" office:string-value="Matrices" calcext:value-type="string">
            <text:p>Matrices</text:p>
          </table:table-cell>
          <table:table-cell office:value-type="float" office:value="10" calcext:value-type="float">
            <text:p>10</text:p>
          </table:table-cell>
          <table:table-cell/>
          <table:table-cell table:formula="of:=VLOOKUP([.D16];[$'Test Cases'.A:$'Test Cases'.B];2;0)" office:value-type="string" office:string-value="Update Defects" calcext:value-type="string">
            <text:p>Update Defects</text:p>
          </table:table-cell>
          <table:table-cell table:number-columns-repeated="16377"/>
        </table:table-row>
        <table:table-row table:style-name="ro2">
          <table:table-cell office:value-type="float" office:value="11" calcext:value-type="float">
            <text:p>11</text:p>
          </table:table-cell>
          <table:table-cell/>
          <table:table-cell table:formula="of:=VLOOKUP([.A17];[$Requirements.A:$Requirements.C];3)" office:value-type="string" office:string-value="Matrices" calcext:value-type="string">
            <text:p>Matrices</text:p>
          </table:table-cell>
          <table:table-cell office:value-type="float" office:value="11" calcext:value-type="float">
            <text:p>11</text:p>
          </table:table-cell>
          <table:table-cell/>
          <table:table-cell table:formula="of:=VLOOKUP([.D17];[$'Test Cases'.A:$'Test Cases'.B];2;0)" office:value-type="string" office:string-value="Update Test Cases" calcext:value-type="string">
            <text:p>Update Test Cases</text:p>
          </table:table-cell>
          <table:table-cell table:number-columns-repeated="16377"/>
        </table:table-row>
        <table:table-row table:style-name="ro2">
          <table:table-cell office:value-type="float" office:value="1" calcext:value-type="float">
            <text:p>1</text:p>
          </table:table-cell>
          <table:table-cell/>
          <table:table-cell table:formula="of:=VLOOKUP([.A18];[$Requirements.A:$Requirements.C];3)" office:value-type="string" office:string-value="Distinct Homepages" calcext:value-type="string">
            <text:p>Distinct Homepages</text:p>
          </table:table-cell>
          <table:table-cell office:value-type="float" office:value="12" calcext:value-type="float">
            <text:p>12</text:p>
          </table:table-cell>
          <table:table-cell/>
          <table:table-cell table:formula="of:=VLOOKUP([.D18];[$'Test Cases'.A:$'Test Cases'.B];2;0)" office:value-type="string" office:string-value="Logged in as a Manager" calcext:value-type="string">
            <text:p>Logged in as a Manager</text:p>
          </table:table-cell>
          <table:table-cell table:number-columns-repeated="16377"/>
        </table:table-row>
        <table:table-row table:style-name="ro2">
          <table:table-cell office:value-type="float" office:value="12" calcext:value-type="float">
            <text:p>12</text:p>
          </table:table-cell>
          <table:table-cell/>
          <table:table-cell table:formula="of:=VLOOKUP([.A19];[$Requirements.A:$Requirements.C];3)" office:value-type="string" office:string-value="Header Navigation" calcext:value-type="string">
            <text:p>Header Navigation</text:p>
          </table:table-cell>
          <table:table-cell office:value-type="float" office:value="13" calcext:value-type="float">
            <text:p>13</text:p>
          </table:table-cell>
          <table:table-cell/>
          <table:table-cell table:formula="of:=VLOOKUP([.D19];[$'Test Cases'.A:$'Test Cases'.B];2;0)" office:value-type="string" office:string-value="Home Page Links Visible" calcext:value-type="string">
            <text:p>Home Page Links Visible</text:p>
          </table:table-cell>
          <table:table-cell table:number-columns-repeated="16377"/>
        </table:table-row>
        <table:table-row table:style-name="ro2">
          <table:table-cell office:value-type="float" office:value="12" calcext:value-type="float">
            <text:p>12</text:p>
          </table:table-cell>
          <table:table-cell/>
          <table:table-cell table:formula="of:=VLOOKUP([.A20];[$Requirements.A:$Requirements.C];3)" office:value-type="string" office:string-value="Header Navigation" calcext:value-type="string">
            <text:p>Header Navigation</text:p>
          </table:table-cell>
          <table:table-cell office:value-type="float" office:value="15" calcext:value-type="float">
            <text:p>15</text:p>
          </table:table-cell>
          <table:table-cell/>
          <table:table-cell table:formula="of:=VLOOKUP([.D20];[$'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3" calcext:value-type="float">
            <text:p>13</text:p>
          </table:table-cell>
          <table:table-cell/>
          <table:table-cell table:formula="of:=VLOOKUP([.A21];[$Requirements.A:$Requirements.C];3)" office:value-type="string" office:string-value="Browser Back Button" calcext:value-type="string">
            <text:p>Browser Back Button</text:p>
          </table:table-cell>
          <table:table-cell office:value-type="float" office:value="14" calcext:value-type="float">
            <text:p>14</text:p>
          </table:table-cell>
          <table:table-cell/>
          <table:table-cell table:formula="of:=VLOOKUP([.D21];[$'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2];[$Requirements.A:$Requirements.C];3)" office:value-type="string" office:string-value="Title Pages" calcext:value-type="string">
            <text:p>Title Pages</text:p>
          </table:table-cell>
          <table:table-cell office:value-type="float" office:value="14" calcext:value-type="float">
            <text:p>14</text:p>
          </table:table-cell>
          <table:table-cell/>
          <table:table-cell table:formula="of:=VLOOKUP([.D22];[$'Test Cases'.A:$'Test Cases'.B];2;0)" office:value-type="string" office:string-value="Back Navigation" calcext:value-type="string">
            <text:p>Back Navigation</text:p>
          </table:table-cell>
          <table:table-cell table:number-columns-repeated="16377"/>
        </table:table-row>
        <table:table-row table:style-name="ro2">
          <table:table-cell office:value-type="float" office:value="14" calcext:value-type="float">
            <text:p>14</text:p>
          </table:table-cell>
          <table:table-cell/>
          <table:table-cell table:formula="of:=VLOOKUP([.A23];[$Requirements.A:$Requirements.C];3)" office:value-type="string" office:string-value="Title Pages" calcext:value-type="string">
            <text:p>Title Pages</text:p>
          </table:table-cell>
          <table:table-cell office:value-type="float" office:value="15" calcext:value-type="float">
            <text:p>15</text:p>
          </table:table-cell>
          <table:table-cell/>
          <table:table-cell table:formula="of:=VLOOKUP([.D23];[$'Test Cases'.A:$'Test Cases'.B];2;0)" office:value-type="string" office:string-value="All Links Viable" calcext:value-type="string">
            <text:p>All Links Viable</text:p>
          </table:table-cell>
          <table:table-cell table:number-columns-repeated="16377"/>
        </table:table-row>
        <table:table-row table:style-name="ro2">
          <table:table-cell office:value-type="float" office:value="15" calcext:value-type="float">
            <text:p>15</text:p>
          </table:table-cell>
          <table:table-cell/>
          <table:table-cell table:formula="of:=VLOOKUP([.A24];[$Requirements.A:$Requirements.C];3)" office:value-type="string" office:string-value="Test Cases" calcext:value-type="string">
            <text:p>Test Cases</text:p>
          </table:table-cell>
          <table:table-cell office:value-type="float" office:value="16" calcext:value-type="float">
            <text:p>16</text:p>
          </table:table-cell>
          <table:table-cell/>
          <table:table-cell table:formula="of:=VLOOKUP([.D24];[$'Test Cases'.A:$'Test Cases'.B];2;0)" office:value-type="string" office:string-value="Add A Test Case" calcext:value-type="string">
            <text:p>Add A Test Case</text:p>
          </table:table-cell>
          <table:table-cell table:number-columns-repeated="16377"/>
        </table:table-row>
        <table:table-row table:style-name="ro2">
          <table:table-cell office:value-type="float" office:value="15" calcext:value-type="float">
            <text:p>15</text:p>
          </table:table-cell>
          <table:table-cell/>
          <table:table-cell table:formula="of:=VLOOKUP([.A25];[$Requirements.A:$Requirements.C];3)" office:value-type="string" office:string-value="Test Cases" calcext:value-type="string">
            <text:p>Test Cases</text:p>
          </table:table-cell>
          <table:table-cell office:value-type="float" office:value="17" calcext:value-type="float">
            <text:p>17</text:p>
          </table:table-cell>
          <table:table-cell/>
          <table:table-cell table:formula="of:=VLOOKUP([.D25];[$'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6];[$Requirements.A:$Requirements.C];3)" office:value-type="string" office:string-value="Test Case Editor" calcext:value-type="string">
            <text:p>Test Case Editor</text:p>
          </table:table-cell>
          <table:table-cell office:value-type="float" office:value="17" calcext:value-type="float">
            <text:p>17</text:p>
          </table:table-cell>
          <table:table-cell/>
          <table:table-cell table:formula="of:=VLOOKUP([.D26];[$'Test Cases'.A:$'Test Cases'.B];2;0)" office:value-type="string" office:string-value="Edit Existing Case" calcext:value-type="string">
            <text:p>Edit Existing Case</text:p>
          </table:table-cell>
          <table:table-cell table:number-columns-repeated="16377"/>
        </table:table-row>
        <table:table-row table:style-name="ro2">
          <table:table-cell office:value-type="float" office:value="16" calcext:value-type="float">
            <text:p>16</text:p>
          </table:table-cell>
          <table:table-cell/>
          <table:table-cell table:formula="of:=VLOOKUP([.A27];[$Requirements.A:$Requirements.C];3)" office:value-type="string" office:string-value="Test Case Editor" calcext:value-type="string">
            <text:p>Test Case Editor</text:p>
          </table:table-cell>
          <table:table-cell office:value-type="float" office:value="18" calcext:value-type="float">
            <text:p>18</text:p>
          </table:table-cell>
          <table:table-cell/>
          <table:table-cell table:formula="of:=VLOOKUP([.D27];[$'Test Cases'.A:$'Test Cases'.B];2;0)" office:value-type="string" office:string-value="Reset Test Case" calcext:value-type="string">
            <text:p>Reset Test Case</text:p>
          </table:table-cell>
          <table:table-cell table:number-columns-repeated="16377"/>
        </table:table-row>
        <table:table-row table:style-name="ro2" table:number-rows-repeated="1048548">
          <table:table-cell table:number-columns-repeated="16383"/>
        </table:table-row>
        <table:table-row table:style-name="ro2">
          <table:table-cell table:number-columns-repeated="16383"/>
        </table:table-row>
      </table:table>
      <table:table table:name="Requirements" table:style-name="ta1">
        <table:table-column table:style-name="co8" table:default-cell-style-name="ce5"/>
        <table:table-column table:style-name="co9" table:default-cell-style-name="ce7"/>
        <table:table-column table:style-name="co10" table:default-cell-style-name="ce7"/>
        <table:table-column table:style-name="co11" table:default-cell-style-name="ce7"/>
        <table:table-column table:style-name="co7" table:number-columns-repeated="16380" table:default-cell-style-name="ce7"/>
        <table:table-row table:style-name="ro1">
          <table:table-cell table:style-name="ce4" office:value-type="string" calcext:value-type="string">
            <text:p>Requirement</text:p>
          </table:table-cell>
          <table:table-cell table:style-name="ce6" office:value-type="string" calcext:value-type="string">
            <text:p>Group</text:p>
          </table:table-cell>
          <table:table-cell table:style-name="ce8" office:value-type="string" calcext:value-type="string">
            <text:p>Name</text:p>
          </table:table-cell>
          <table:table-cell table:style-name="ce8" office:value-type="string" calcext:value-type="string">
            <text:p>Description</text:p>
          </table:table-cell>
          <table:table-cell table:style-name="ce9" office:value-type="string" calcext:value-type="string">
            <text:p>Status</text:p>
          </table:table-cell>
          <table:table-cell table:style-name="ce10" table:number-columns-repeated="16379"/>
        </table:table-row>
        <table:table-row table:style-name="ro4">
          <table:table-cell office:value-type="float" office:value="1" calcext:value-type="float">
            <text:p>1</text:p>
          </table:table-cell>
          <table:table-cell office:value-type="string" calcext:value-type="string">
            <text:p>login</text:p>
          </table:table-cell>
          <table:table-cell office:value-type="string" calcext:value-type="string">
            <text:p>Distinct Homepages</text:p>
          </table:table-cell>
          <table:table-cell office:value-type="string" calcext:value-type="string">
            <text:p>When I login as &lt;role&gt;, my homepage should be located at: /&lt;role&gt;home</text:p>
          </table:table-cell>
          <table:table-cell table:number-columns-repeated="16380"/>
        </table:table-row>
        <table:table-row table:style-name="ro5">
          <table:table-cell office:value-type="float" office:value="2" calcext:value-type="float">
            <text:p>2</text:p>
          </table:table-cell>
          <table:table-cell office:value-type="string" calcext:value-type="string">
            <text:p>defect</text:p>
          </table:table-cell>
          <table:table-cell office:value-type="string" calcext:value-type="string">
            <text:p>Defect Assignability</text:p>
          </table:table-cell>
          <table:table-cell office:value-type="string" calcext:value-type="string">
            <text:p>As a manager I should be able to assign defects to testers. As a tester, I should be able to see only the defects assigned to me.</text:p>
          </table:table-cell>
          <table:table-cell table:number-columns-repeated="16380"/>
        </table:table-row>
        <table:table-row table:style-name="ro3">
          <table:table-cell office:value-type="float" office:value="3" calcext:value-type="float">
            <text:p>3</text:p>
          </table:table-cell>
          <table:table-cell office:value-type="string" calcext:value-type="string">
            <text:p>defect</text:p>
          </table:table-cell>
          <table:table-cell office:value-type="string" calcext:value-type="string">
            <text:p>Bold Defect Description</text:p>
          </table:table-cell>
          <table:table-cell office:value-type="string" calcext:value-type="string">
            <text:p>When assigning a defect, I should see the defect description in bold.</text:p>
          </table:table-cell>
          <table:table-cell table:number-columns-repeated="16380"/>
        </table:table-row>
        <table:table-row table:style-name="ro3">
          <table:table-cell office:value-type="float" office:value="4" calcext:value-type="float">
            <text:p>4</text:p>
          </table:table-cell>
          <table:table-cell office:value-type="string" calcext:value-type="string">
            <text:p>defect</text:p>
          </table:table-cell>
          <table:table-cell office:value-type="string" calcext:value-type="string">
            <text:p>Defect Status Mutability</text:p>
          </table:table-cell>
          <table:table-cell office:value-type="string" calcext:value-type="string">
            <text:p>As a tester, I should be able to change the status of defects that are assigned to me.</text:p>
          </table:table-cell>
          <table:table-cell table:number-columns-repeated="16380"/>
        </table:table-row>
        <table:table-row table:style-name="ro6">
          <table:table-cell office:value-type="float" office:value="5" calcext:value-type="float">
            <text:p>5</text:p>
          </table:table-cell>
          <table:table-cell office:value-type="string" calcext:value-type="string">
            <text:p>defect</text:p>
          </table:table-cell>
          <table:table-cell office:value-type="string" calcext:value-type="string">
            <text:p>Defect Validation</text:p>
          </table:table-cell>
          <table:table-cell office:value-type="string" calcext:value-type="string">
            <text:p>As an employee: I should not be able to create a defect without a date, I should not be able to create a defect with a terse description, and I should not be able to create a defect with <text:span text:style-name="T1">insufficient</text:span> step implementation information. Every defect I create must also have priority and severity.</text:p>
          </table:table-cell>
          <table:table-cell table:number-columns-repeated="16380"/>
        </table:table-row>
        <table:table-row table:style-name="ro3">
          <table:table-cell office:value-type="float" office:value="6" calcext:value-type="float">
            <text:p>6</text:p>
          </table:table-cell>
          <table:table-cell office:value-type="string" calcext:value-type="string">
            <text:p>defect</text:p>
          </table:table-cell>
          <table:table-cell office:value-type="string" calcext:value-type="string">
            <text:p>Defect Creation</text:p>
          </table:table-cell>
          <table:table-cell office:value-type="string" calcext:value-type="string">
            <text:p>As any employee I must be able to create a defect report.</text:p>
          </table:table-cell>
          <table:table-cell table:number-columns-repeated="16380"/>
        </table:table-row>
        <table:table-row table:style-name="ro7">
          <table:table-cell office:value-type="float" office:value="7" calcext:value-type="float">
            <text:p>7</text:p>
          </table:table-cell>
          <table:table-cell office:value-type="string" calcext:value-type="string">
            <text:p>login</text:p>
          </table:table-cell>
          <table:table-cell office:value-type="string" calcext:value-type="string">
            <text:p>Credential Privacy</text:p>
          </table:table-cell>
          <table:table-cell office:value-type="string" calcext:value-type="string">
            <text:p>As a user, I expect that any information about my username, password or association with the site will be leaked by login functionalities.</text:p>
          </table:table-cell>
          <table:table-cell table:number-columns-repeated="16380"/>
        </table:table-row>
        <table:table-row table:style-name="ro3">
          <table:table-cell office:value-type="float" office:value="8" calcext:value-type="float">
            <text:p>8</text:p>
          </table:table-cell>
          <table:table-cell office:value-type="string" calcext:value-type="string">
            <text:p>login</text:p>
          </table:table-cell>
          <table:table-cell office:value-type="string" calcext:value-type="string">
            <text:p>Custom Greeting</text:p>
          </table:table-cell>
          <table:table-cell office:value-type="string" calcext:value-type="string">
            <text:p>When I have logged into the site I should see a custom greeting with my name.</text:p>
          </table:table-cell>
          <table:table-cell table:number-columns-repeated="16380"/>
        </table:table-row>
        <table:table-row table:style-name="ro3">
          <table:table-cell office:value-type="float" office:value="9" calcext:value-type="float">
            <text:p>9</text:p>
          </table:table-cell>
          <table:table-cell office:value-type="string" calcext:value-type="string">
            <text:p>login</text:p>
          </table:table-cell>
          <table:table-cell office:value-type="string" calcext:value-type="string">
            <text:p>Login as Account</text:p>
          </table:table-cell>
          <table:table-cell office:value-type="string" calcext:value-type="string">
            <text:p>As a user I expect to be able to be able to create a session attached to my employee account.</text:p>
          </table:table-cell>
          <table:table-cell table:number-columns-repeated="16380"/>
        </table:table-row>
        <table:table-row table:style-name="ro3">
          <table:table-cell office:value-type="float" office:value="10" calcext:value-type="float">
            <text:p>10</text:p>
          </table:table-cell>
          <table:table-cell office:value-type="string" calcext:value-type="string">
            <text:p>matrix</text:p>
          </table:table-cell>
          <table:table-cell office:value-type="string" calcext:value-type="string">
            <text:p>Matrices Scope</text:p>
          </table:table-cell>
          <table:table-cell office:value-type="string" calcext:value-type="string">
            <text:p>As a manager or employee I should be able to view created matrices</text:p>
          </table:table-cell>
          <table:table-cell table:number-columns-repeated="16380"/>
        </table:table-row>
        <table:table-row table:style-name="ro7">
          <table:table-cell office:value-type="float" office:value="11" calcext:value-type="float">
            <text:p>11</text:p>
          </table:table-cell>
          <table:table-cell office:value-type="string" calcext:value-type="string">
            <text:p>matrix</text:p>
          </table:table-cell>
          <table:table-cell office:value-type="string" calcext:value-type="string">
            <text:p>Matrices</text:p>
          </table:table-cell>
          <table:table-cell office:value-type="string" calcext:value-type="string">
            <text:p>As a an employee with permission, I should be able to view, update, and create requirements traceability matrices.</text:p>
          </table:table-cell>
          <table:table-cell table:number-columns-repeated="16380"/>
        </table:table-row>
        <table:table-row table:style-name="ro7">
          <table:table-cell office:value-type="float" office:value="12" calcext:value-type="float">
            <text:p>12</text:p>
          </table:table-cell>
          <table:table-cell office:value-type="string" calcext:value-type="string">
            <text:p>navigation</text:p>
          </table:table-cell>
          <table:table-cell office:value-type="string" calcext:value-type="string">
            <text:p>Header Navigation</text:p>
          </table:table-cell>
          <table:table-cell office:value-type="string" calcext:value-type="string">
            <text:p>As a user, I expect to be able to navigate to commonly used pages from any given page.</text:p>
          </table:table-cell>
          <table:table-cell table:number-columns-repeated="16380"/>
        </table:table-row>
        <table:table-row table:style-name="ro3">
          <table:table-cell office:value-type="float" office:value="13" calcext:value-type="float">
            <text:p>13</text:p>
          </table:table-cell>
          <table:table-cell office:value-type="string" calcext:value-type="string">
            <text:p>navigation</text:p>
          </table:table-cell>
          <table:table-cell office:value-type="string" calcext:value-type="string">
            <text:p>Browser Back Button</text:p>
          </table:table-cell>
          <table:table-cell office:value-type="string" calcext:value-type="string">
            <text:p>As a user, I expect to be moved to the previous page when I press the browser’s back button.</text:p>
          </table:table-cell>
          <table:table-cell table:number-columns-repeated="16380"/>
        </table:table-row>
        <table:table-row table:style-name="ro8">
          <table:table-cell office:value-type="float" office:value="14" calcext:value-type="float">
            <text:p>14</text:p>
          </table:table-cell>
          <table:table-cell office:value-type="string" calcext:value-type="string">
            <text:p>navigation</text:p>
          </table:table-cell>
          <table:table-cell office:value-type="string" calcext:value-type="string">
            <text:p>Title Pages</text:p>
          </table:table-cell>
          <table:table-cell office:value-type="string" calcext:value-type="string">
            <text:p>As a user I expect the main pages to have the following titles: Matrices titled Matrix Overview, Test Cases titled Test Case Overview, Report a Defect titled Defect Reporter, and Defect Overview titled Defect Overview.</text:p>
          </table:table-cell>
          <table:table-cell table:number-columns-repeated="16380"/>
        </table:table-row>
        <table:table-row table:style-name="ro3">
          <table:table-cell office:value-type="float" office:value="15" calcext:value-type="float">
            <text:p>15</text:p>
          </table:table-cell>
          <table:table-cell office:value-type="string" calcext:value-type="string">
            <text:p>testcases</text:p>
          </table:table-cell>
          <table:table-cell office:value-type="string" calcext:value-type="string">
            <text:p>Test Cases</text:p>
          </table:table-cell>
          <table:table-cell office:value-type="string" calcext:value-type="string">
            <text:p>As a tester I expect to be able to create test cases with description, steps, state, and result fields.</text:p>
          </table:table-cell>
          <table:table-cell table:number-columns-repeated="16380"/>
        </table:table-row>
        <table:table-row table:style-name="ro5">
          <table:table-cell office:value-type="float" office:value="16" calcext:value-type="float">
            <text:p>16</text:p>
          </table:table-cell>
          <table:table-cell office:value-type="string" calcext:value-type="string">
            <text:p>testcases</text:p>
          </table:table-cell>
          <table:table-cell office:value-type="string" calcext:value-type="string">
            <text:p>Test Case Editor</text:p>
          </table:table-cell>
          <table:table-cell office:value-type="string" calcext:value-type="string">
            <office:annotation draw:style-name="gr1" draw:text-style-name="P2" svg:width="1.1413in" svg:height="2.2563in" svg:x="8.7579in" svg:y="6.8102in" draw:caption-point-x="-0.2402in" draw:caption-point-y="0.5945in">
              <dc:date>2022-11-03T00:00:00</dc:date>
              <text:p text:style-name="P1">This requirement will cause database inconsistency. Past test reports may not reflect the state of current test cases. Instead, users should deactivate the old test case and create a new test case. </text:p>
            </office:annotation>
            <text:p>As a tester I expect to be able to edit test cases after they are created. While making edits, I expect to be able to revert my changes to their original values at any point.</text:p>
          </table:table-cell>
          <table:table-cell table:number-columns-repeated="16380"/>
        </table:table-row>
        <table:table-row table:style-name="ro3" table:number-rows-repeated="2">
          <table:table-cell table:number-columns-repeated="16384"/>
        </table:table-row>
        <table:table-row table:style-name="ro2" table:number-rows-repeated="1048556">
          <table:table-cell table:number-columns-repeated="16384"/>
        </table:table-row>
        <table:table-row table:style-name="ro2">
          <table:table-cell table:number-columns-repeated="16384"/>
        </table:table-row>
        <calcext:conditional-formats>
          <calcext:conditional-format calcext:target-range-address="Requirements.A1:Requirements.B1">
            <calcext:condition calcext:apply-style-name="Bad" calcext:value="duplicate" calcext:base-cell-address="Requirements.A1"/>
          </calcext:conditional-format>
          <calcext:conditional-format calcext:target-range-address="Requirements.A1:Requirements.A1048576">
            <calcext:condition calcext:apply-style-name="Bad" calcext:value="duplicate" calcext:base-cell-address="Requirements.A1"/>
          </calcext:conditional-format>
        </calcext:conditional-formats>
      </table:table>
      <table:table table:name="Test Cases" table:style-name="ta1">
        <table:table-column table:style-name="co12" table:default-cell-style-name="ce12"/>
        <table:table-column table:style-name="co13" table:default-cell-style-name="ce7"/>
        <table:table-column table:style-name="co14" table:default-cell-style-name="ce7"/>
        <table:table-column table:style-name="co15" table:default-cell-style-name="ce15"/>
        <table:table-column table:style-name="co16" table:default-cell-style-name="ce7"/>
        <table:table-column table:style-name="co17" table:default-cell-style-name="ce7"/>
        <table:table-column table:style-name="co7" table:default-cell-style-name="ce7"/>
        <table:table-column table:style-name="co18" table:default-cell-style-name="ce7"/>
        <table:table-column table:style-name="co7" table:number-columns-repeated="16375" table:default-cell-style-name="ce7"/>
        <table:table-row table:style-name="ro9">
          <table:table-cell table:style-name="ce11" office:value-type="string" calcext:value-type="string">
            <text:p>Test Case</text:p>
          </table:table-cell>
          <table:table-cell table:style-name="ce8" office:value-type="string" calcext:value-type="string">
            <text:p>Name</text:p>
          </table:table-cell>
          <table:table-cell table:style-name="ce8" office:value-type="string" calcext:value-type="string">
            <text:p>Suite</text:p>
          </table:table-cell>
          <table:table-cell table:style-name="ce13" office:value-type="string" calcext:value-type="string">
            <text:p>Steps</text:p>
          </table:table-cell>
          <table:table-cell table:style-name="ce9" office:value-type="string" calcext:value-type="string">
            <text:p>Parameters</text:p>
          </table:table-cell>
          <table:table-cell table:style-name="ce9" office:value-type="string" calcext:value-type="string">
            <text:p>Expected Result</text:p>
          </table:table-cell>
          <table:table-cell table:style-name="ce9" office:value-type="string" calcext:value-type="string">
            <text:p>Status</text:p>
          </table:table-cell>
          <table:table-cell table:style-name="ce9" office:value-type="string" calcext:value-type="string">
            <text:p>Notes</text:p>
          </table:table-cell>
          <table:table-cell table:style-name="ce10" table:number-columns-repeated="16375"/>
        </table:table-row>
        <table:table-row table:style-name="ro6">
          <table:table-cell office:value-type="float" office:value="1" calcext:value-type="float">
            <text:p>1</text:p>
          </table:table-cell>
          <table:table-cell office:value-type="string" calcext:value-type="string">
            <text:p>Login Correct Username Wrong Password</text:p>
          </table:table-cell>
          <table:table-cell office:value-type="string" calcext:value-type="string">
            <text:p>login</text:p>
          </table:table-cell>
          <table:table-cell table:style-name="ce14" office:value-type="string" calcext:value-type="string">
            <text:p>Given The employee is on the login page</text:p>
            <text:p>When The employee types in g8tor into the username input</text:p>
            <text:p>When The employee types in chomp! into the password input </text:p>
            <text:p>When The employee clicks on the login button </text:p>
            <text:p>Then The employee should see an alert saying they have the wrong password</text:p>
          </table:table-cell>
          <table:table-cell/>
          <table:table-cell office:value-type="string" calcext:value-type="string">
            <text:p>The employee should know their credentials were rejected, but not that they were rejected because of the password</text:p>
          </table:table-cell>
          <table:table-cell office:value-type="string" calcext:value-type="string">
            <text:p>Active</text:p>
          </table:table-cell>
          <table:table-cell table:number-columns-repeated="16376"/>
        </table:table-row>
        <table:table-row table:style-name="ro10">
          <table:table-cell office:value-type="float" office:value="2" calcext:value-type="float">
            <text:p>2</text:p>
          </table:table-cell>
          <table:table-cell office:value-type="string" calcext:value-type="string">
            <text:p>Login Wrong Username</text:p>
          </table:table-cell>
          <table:table-cell office:value-type="string" calcext:value-type="string">
            <text:p>login</text:p>
          </table:table-cell>
          <table:table-cell table:style-name="ce14" office:value-type="string" calcext:value-type="string">
            <text:p>Given The employee is on the login page</text:p>
            <text:p>When The employee types in sicEmDawgs into the username input </text:p>
            <text:p>When The employee types in natchamps into the password input </text:p>
            <text:p>When The employee clicks on the login button </text:p>
            <text:p>Then The employee should see an alert saying no user with that username found</text:p>
          </table:table-cell>
          <table:table-cell/>
          <table:table-cell office:value-type="string" calcext:value-type="string">
            <text:p>The employee should know their credentials were rejected, but not that they were rejected because of the username</text:p>
          </table:table-cell>
          <table:table-cell office:value-type="string" calcext:value-type="string">
            <text:p>Active</text:p>
          </table:table-cell>
          <table:table-cell table:number-columns-repeated="16376"/>
        </table:table-row>
        <table:table-row table:style-name="ro11">
          <table:table-cell office:value-type="float" office:value="3" calcext:value-type="float">
            <text:p>3</text:p>
          </table:table-cell>
          <table:table-cell office:value-type="string" calcext:value-type="string">
            <text:p>Login with correct credentials</text:p>
          </table:table-cell>
          <table:table-cell office:value-type="string" calcext:value-type="string">
            <text:p>login</text:p>
          </table:table-cell>
          <table:table-cell table:style-name="ce14" office:value-type="string" office:string-value="Given The employee is on the login page    When  The employee types &lt;username&gt; into username input     When The employee types &lt;password&gt; into password input    When The employee clicks on the login button    Then the employee should be on the &lt;role&gt; page    Then The employee should see their name &lt;fname&gt; &lt;lname&gt; on the home pageExamples:    | username   | password | role    | fname   | lname     |    | g8tor      | chomp!   | Manager | Patty   | Pastiche  |    | ryeGuy     | coolbeans| Tester  | Fakey   | McFakeFace|    | cavalier89 | alucard  | Tester  | Dracula | Fangs     |" calcext:value-type="string">
            <text:p><text:span text:style-name="T2">Given The employee is on the login page</text:span><text:span text:style-name="T2"/><text:span text:style-name="T2">    When  The employee types &lt;username&gt; into username input </text:span><text:span text:style-name="T2"/><text:span text:style-name="T2">    When The employee types &lt;password&gt; into password input</text:span><text:span text:style-name="T2"/><text:span text:style-name="T2">    When The employee clicks on the login button</text:span><text:span text:style-name="T2"/><text:span text:style-name="T2">    Then the employee should be on the &lt;role&gt; page</text:span><text:span text:style-name="T2"/><text:span text:style-name="T2">    Then The employee should see their name &lt;fname&gt; &lt;lname&gt; on the home page</text:span><text:span text:style-name="T2"/><text:span text:style-name="T2"/><text:span text:style-name="T2">Examples:</text:span><text:span text:style-name="T2"/><text:span text:style-name="T2">    | </text:span><text:span text:style-name="T3">username   </text:span><text:span text:style-name="T4">| </text:span><text:span text:style-name="T3">password </text:span><text:span text:style-name="T4">| </text:span><text:span text:style-name="T3">role    </text:span><text:span text:style-name="T4">| </text:span><text:span text:style-name="T3">fname   </text:span><text:span text:style-name="T4">| </text:span><text:span text:style-name="T3">lname     </text:span><text:span text:style-name="T4">|</text:span><text:span text:style-name="T4"/><text:span text:style-name="T4">    | </text:span><text:span text:style-name="T3">g8tor      </text:span><text:span text:style-name="T4">| </text:span><text:span text:style-name="T3">chomp!   </text:span><text:span text:style-name="T4">| </text:span><text:span text:style-name="T3">Manager </text:span><text:span text:style-name="T4">| </text:span><text:span text:style-name="T3">Patty   </text:span><text:span text:style-name="T4">| </text:span><text:span text:style-name="T3">Pastiche  </text:span><text:span text:style-name="T4">|</text:span><text:span text:style-name="T4"/><text:span text:style-name="T4">    | </text:span><text:span text:style-name="T3">ryeGuy     </text:span><text:span text:style-name="T4">| </text:span><text:span text:style-name="T3">coolbeans</text:span><text:span text:style-name="T4">| </text:span><text:span text:style-name="T3">Tester  </text:span><text:span text:style-name="T4">| </text:span><text:span text:style-name="T3">Fakey   </text:span><text:span text:style-name="T4">| </text:span><text:span text:style-name="T3">McFakeFace</text:span><text:span text:style-name="T4">|</text:span><text:span text:style-name="T4"/><text:span text:style-name="T4">    | </text:span><text:span text:style-name="T3">cavalier89 </text:span><text:span text:style-name="T4">| </text:span><text:span text:style-name="T3">alucard  </text:span><text:span text:style-name="T4">| </text:span><text:span text:style-name="T3">Tester  </text:span><text:span text:style-name="T4">| </text:span><text:span text:style-name="T3">Dracula </text:span><text:span text:style-name="T4">| </text:span><text:span text:style-name="T3">Fangs     </text:span><text:span text:style-name="T4">|</text:span></text:p>
          </table:table-cell>
          <table:table-cell office:value-type="string" calcext:value-type="string">
            <text:p>username, password,role, fname, lname</text:p>
          </table:table-cell>
          <table:table-cell office:value-type="string" calcext:value-type="string">
            <text:p>The employee should be on their homepage</text:p>
          </table:table-cell>
          <table:table-cell office:value-type="string" calcext:value-type="string">
            <text:p>Active</text:p>
          </table:table-cell>
          <table:table-cell table:number-columns-repeated="16376"/>
        </table:table-row>
        <table:table-row table:style-name="ro12">
          <table:table-cell office:value-type="float" office:value="4" calcext:value-type="float">
            <text:p>4</text:p>
          </table:table-cell>
          <table:table-cell office:value-type="string" calcext:value-type="string">
            <text:p>Assign Defect</text:p>
          </table:table-cell>
          <table:table-cell office:value-type="string" calcext:value-type="string">
            <text:p>defect</text:p>
          </table:table-cell>
          <table:table-cell table:style-name="ce14" office:value-type="string" calcext:value-type="string">
            <text:p>Given The manager is logged in as a manager </text:p>
            <text:p>Given The manager is on the home page</text:p>
            <text:p>Then The manager should see pending defects</text:p>
            <text:p>When The manager clicks on the select button for a defect </text:p>
            <text:p>Then The defect description should appear in bold</text:p>
            <text:p>When The manager selects an tester from the drop down</text:p>
            <text:p>When The manager clicks assign </text:p>
            <text:p>Then The defect should disappear from the list </text:p>
            <text:p>Given The assigned tester is on their home page </text:p>
            <text:p>Then The tester should see the pending defect</text:p>
          </table:table-cell>
          <table:table-cell office:value-type="string" calcext:value-type="string">
            <text:p>username, password</text:p>
          </table:table-cell>
          <table:table-cell office:value-type="string" calcext:value-type="string">
            <text:p>A defect should be assigned to the given tester</text:p>
          </table:table-cell>
          <table:table-cell office:value-type="string" calcext:value-type="string">
            <text:p>Active</text:p>
          </table:table-cell>
          <table:table-cell table:number-columns-repeated="16376"/>
        </table:table-row>
        <table:table-row table:style-name="ro13">
          <table:table-cell office:value-type="float" office:value="5" calcext:value-type="float">
            <text:p>5</text:p>
          </table:table-cell>
          <table:table-cell office:value-type="string" calcext:value-type="string">
            <text:p>Change Status</text:p>
          </table:table-cell>
          <table:table-cell office:value-type="string" calcext:value-type="string">
            <text:p>defect</text:p>
          </table:table-cell>
          <table:table-cell office:value-type="string" calcext:value-type="string">
            <text:p>Given The tester is on the Home Page </text:p>
            <text:p>Then The tester can can see only defects assigned to them</text:p>
            <text:p>When The tester changes to defect to any status </text:p>
            <text:p>Then The tester should see the defect has a different status</text:p>
          </table:table-cell>
          <table:table-cell office:value-type="string" calcext:value-type="string">
            <text:p>username, password</text:p>
          </table:table-cell>
          <table:table-cell office:value-type="string" calcext:value-type="string">
            <text:p>The status of the defect should be different</text:p>
          </table:table-cell>
          <table:table-cell office:value-type="string" calcext:value-type="string">
            <text:p>Active</text:p>
          </table:table-cell>
          <table:table-cell table:number-columns-repeated="16376"/>
        </table:table-row>
        <table:table-row table:style-name="ro14">
          <table:table-cell office:value-type="float" office:value="6" calcext:value-type="float">
            <text:p>6</text:p>
          </table:table-cell>
          <table:table-cell office:value-type="string" calcext:value-type="string">
            <text:p>Steps too shor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meh</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steps field requirements were not met</text:p>
          </table:table-cell>
          <table:table-cell office:value-type="string" calcext:value-type="string">
            <text:p>Active</text:p>
          </table:table-cell>
          <table:table-cell table:number-columns-repeated="16376"/>
        </table:table-row>
        <table:table-row table:style-name="ro15">
          <table:table-cell office:value-type="float" office:value="7" calcext:value-type="float">
            <text:p>7</text:p>
          </table:table-cell>
          <table:table-cell office:value-type="string" calcext:value-type="string">
            <text:p>No Date Selected</text:p>
          </table:table-cell>
          <table:table-cell office:value-type="string" calcext:value-type="string">
            <text:p>defect</text:p>
          </table:table-cell>
          <table:table-cell table:style-name="ce14" office:value-type="string" calcext:value-type="string">
            <text:p>Given The employee is on the Defect Reporter Pag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No confirmation dialog appears</text:p>
          </table:table-cell>
          <table:table-cell office:value-type="string" calcext:value-type="string">
            <text:p>username, password</text:p>
          </table:table-cell>
          <table:table-cell office:value-type="string" calcext:value-type="string">
            <text:p>The defect should have been rejected because the date field was not specified</text:p>
          </table:table-cell>
          <table:table-cell office:value-type="string" calcext:value-type="string">
            <text:p>Active</text:p>
          </table:table-cell>
          <table:table-cell table:number-columns-repeated="16376"/>
        </table:table-row>
        <table:table-row table:style-name="ro16">
          <table:table-cell office:value-type="float" office:value="8" calcext:value-type="float">
            <text:p>8</text:p>
          </table:table-cell>
          <table:table-cell office:value-type="string" calcext:value-type="string">
            <text:p>Report New Defect</text:p>
          </table:table-cell>
          <table:table-cell office:value-type="string" calcext:value-type="string">
            <text:p>defect</text:p>
          </table:table-cell>
          <table:table-cell office:value-type="string" calcext:value-type="string">
            <text:p>Given The employee is on the Defect Reporter Page </text:p>
            <text:p>When The employee selects todays date </text:p>
            <text:p>When The employee types in "Description" with</text:p>
            <text:p>    """</text:p>
            <text:p>    Users are able to create multiple accounts using the same username but</text:p>
            <text:p>    with a different password.</text:p>
            <text:p>    """</text:p>
            <text:p>When The employee types in "Steps" with </text:p>
            <text:p>    """</text:p>
            <text:p>    1. User creates a new account</text:p>
            <text:p>    2. User reloads the new user page</text:p>
            <text:p>    3. User creates an account with same username but different password</text:p>
            <text:p>    """</text:p>
            <text:p>When The employee selects high priority </text:p>
            <text:p>When The employee selects low severity </text:p>
            <text:p>When The employee clicks the report button </text:p>
            <text:p>Then There should be a confirmation box </text:p>
            <text:p>When The employee clicks Ok </text:p>
            <text:p>Then A modal should appear with a Defect ID</text:p>
            <text:p>When The employee clicks close</text:p>
            <text:p>Then The modal should disappear</text:p>
          </table:table-cell>
          <table:table-cell office:value-type="string" calcext:value-type="string">
            <text:p>username, password</text:p>
          </table:table-cell>
          <table:table-cell office:value-type="string" calcext:value-type="string">
            <text:p>A new defect should have been created</text:p>
          </table:table-cell>
          <table:table-cell office:value-type="string" calcext:value-type="string">
            <text:p>Active</text:p>
          </table:table-cell>
          <table:table-cell table:number-columns-repeated="16376"/>
        </table:table-row>
        <table:table-row table:style-name="ro10">
          <table:table-cell office:value-type="float" office:value="9" calcext:value-type="float">
            <text:p>9</text:p>
          </table:table-cell>
          <table:table-cell office:value-type="string" calcext:value-type="string">
            <text:p>Create a New Matrix</text:p>
          </table:table-cell>
          <table:table-cell office:value-type="string" calcext:value-type="string">
            <text:p>matrix</text:p>
          </table:table-cell>
          <table:table-cell office:value-type="string" calcext:value-type="string">
            <text:p>Given A manager is on their home page</text:p>
            <text:p>Then A manager can pull up a form to make a new matrix </text:p>
            <text:p>When A manager creates a title for a matrix </text:p>
            <text:p>When A manager adds requirements to a matrix</text:p>
            <text:p>When A manager saves a matrix </text:p>
            <text:p>Then The matrix should be visible for all testers and managers</text:p>
          </table:table-cell>
          <table:table-cell office:value-type="string" calcext:value-type="string">
            <text:p>username, password</text:p>
          </table:table-cell>
          <table:table-cell office:value-type="string" calcext:value-type="string">
            <text:p>A new matrix should have been created</text:p>
          </table:table-cell>
          <table:table-cell office:value-type="string" calcext:value-type="string">
            <text:p>Active</text:p>
          </table:table-cell>
          <table:table-cell table:number-columns-repeated="16376"/>
        </table:table-row>
        <table:table-row table:style-name="ro5">
          <table:table-cell office:value-type="float" office:value="10" calcext:value-type="float">
            <text:p>10</text:p>
          </table:table-cell>
          <table:table-cell office:value-type="string" calcext:value-type="string">
            <text:p>Update Defects</text:p>
          </table:table-cell>
          <table:table-cell office:value-type="string" calcext:value-type="string">
            <text:p>matrix</text:p>
          </table:table-cell>
          <table:table-cell office:value-type="string" calcext:value-type="string">
            <text:p>Given A manager or tester has selected a matrix</text:p>
            <text:p>When A manager or tester adds or removes defects</text:p>
            <text:p>When A manager or tester confirms their changes </text:p>
            <text:p>Then Then the matrix should saved  </text:p>
          </table:table-cell>
          <table:table-cell office:value-type="string" calcext:value-type="string">
            <text:p>username, password</text:p>
          </table:table-cell>
          <table:table-cell office:value-type="string" calcext:value-type="string">
            <text:p>The defects in the matrix should have changed</text:p>
          </table:table-cell>
          <table:table-cell office:value-type="string" calcext:value-type="string">
            <text:p>Active</text:p>
          </table:table-cell>
          <table:table-cell table:number-columns-repeated="16376"/>
        </table:table-row>
        <table:table-row table:style-name="ro5">
          <table:table-cell office:value-type="float" office:value="11" calcext:value-type="float">
            <text:p>11</text:p>
          </table:table-cell>
          <table:table-cell office:value-type="string" calcext:value-type="string">
            <text:p>Update Test Cases</text:p>
          </table:table-cell>
          <table:table-cell office:value-type="string" calcext:value-type="string">
            <text:p>matrix</text:p>
          </table:table-cell>
          <table:table-cell office:value-type="string" calcext:value-type="string">
            <text:p>Given A manager or tester has selected a matrix</text:p>
            <text:p>When A manager or tester adds or removes Test Cases</text:p>
            <text:p>When A manager or tester confirms their changes </text:p>
            <text:p>Then Then the matrix should saved</text:p>
          </table:table-cell>
          <table:table-cell office:value-type="string" calcext:value-type="string">
            <text:p>username, password</text:p>
          </table:table-cell>
          <table:table-cell office:value-type="string" calcext:value-type="string">
            <text:p>The test cases in the matrix should have changed</text:p>
          </table:table-cell>
          <table:table-cell office:value-type="string" calcext:value-type="string">
            <text:p>Active</text:p>
          </table:table-cell>
          <table:table-cell table:number-columns-repeated="16376"/>
        </table:table-row>
        <table:table-row table:style-name="ro7">
          <table:table-cell office:value-type="float" office:value="12" calcext:value-type="float">
            <text:p>12</text:p>
          </table:table-cell>
          <table:table-cell office:value-type="string" calcext:value-type="string">
            <text:p>Logged in as a Manager</text:p>
          </table:table-cell>
          <table:table-cell office:value-type="string" calcext:value-type="string">
            <text:p>navigation</text:p>
          </table:table-cell>
          <table:table-cell office:value-type="string" calcext:value-type="string">
            <text:p>Given The manager is logged in as a manager </text:p>
            <text:p>Given The manager is on the home page</text:p>
          </table:table-cell>
          <table:table-cell office:value-type="string" calcext:value-type="string">
            <text:p>username, password</text:p>
          </table:table-cell>
          <table:table-cell office:value-type="string" calcext:value-type="string">
            <text:p>The employee should be logged in as manager</text:p>
          </table:table-cell>
          <table:table-cell office:value-type="string" calcext:value-type="string">
            <text:p>Active</text:p>
          </table:table-cell>
          <table:table-cell table:number-columns-repeated="16376"/>
        </table:table-row>
        <table:table-row table:style-name="ro7">
          <table:table-cell office:value-type="float" office:value="13" calcext:value-type="float">
            <text:p>13</text:p>
          </table:table-cell>
          <table:table-cell office:value-type="string" calcext:value-type="string">
            <text:p>Home Page Links Visible</text:p>
          </table:table-cell>
          <table:table-cell office:value-type="string" calcext:value-type="string">
            <text:p>navigation</text:p>
          </table:table-cell>
          <table:table-cell office:value-type="string" office:string-value="Then The manager should see links for Matrices, Test Cases, Defect Reporting and Defect Overview " calcext:value-type="string">
            <text:p><text:span text:style-name="T2">Then The manager should see links for Matrices, Test Cases, Defect Reporting and Defect Overview </text:span><text:span text:style-name="T5"/></text:p>
          </table:table-cell>
          <table:table-cell office:value-type="string" calcext:value-type="string">
            <text:p>username, password</text:p>
          </table:table-cell>
          <table:table-cell office:value-type="string" calcext:value-type="string">
            <text:p>The links should be visible on the homepage</text:p>
          </table:table-cell>
          <table:table-cell office:value-type="string" calcext:value-type="string">
            <text:p>Active</text:p>
          </table:table-cell>
          <table:table-cell table:number-columns-repeated="16376"/>
        </table:table-row>
        <table:table-row table:style-name="ro17">
          <table:table-cell office:value-type="float" office:value="14" calcext:value-type="float">
            <text:p>14</text:p>
          </table:table-cell>
          <table:table-cell office:value-type="string" calcext:value-type="string">
            <text:p>Back Navigation</text:p>
          </table:table-cell>
          <table:table-cell office:value-type="string" calcext:value-type="string">
            <text:p>navigation</text:p>
          </table:table-cell>
          <table:table-cell office:value-type="string" calcext:value-type="string">
            <text:p>When The manager clicks on Matrices </text:p>
            <text:p>Then The title of the page should be Matrix Page </text:p>
            <text:p>When The manager clicks the browser back button </text:p>
            <text:p>Then The manager should be on the home page and the title of page is Home </text:p>
            <text:p>When The manager clicks on Test Cases</text:p>
            <text:p>When The manager clicks the browser back button </text:p>
            <text:p>Then The manager should be on the home page and the title of page is Home </text:p>
            <text:p/>
          </table:table-cell>
          <table:table-cell office:value-type="string" calcext:value-type="string">
            <text:p>username, password</text:p>
          </table:table-cell>
          <table:table-cell office:value-type="string" calcext:value-type="string">
            <text:p>The employee should be back on the page they started on</text:p>
          </table:table-cell>
          <table:table-cell office:value-type="string" calcext:value-type="string">
            <text:p>Active</text:p>
          </table:table-cell>
          <table:table-cell table:number-columns-repeated="16376"/>
        </table:table-row>
        <table:table-row table:style-name="ro14">
          <table:table-cell office:value-type="float" office:value="15" calcext:value-type="float">
            <text:p>15</text:p>
          </table:table-cell>
          <table:table-cell office:value-type="string" calcext:value-type="string">
            <text:p>All Links Viable</text:p>
          </table:table-cell>
          <table:table-cell office:value-type="string" calcext:value-type="string">
            <text:p>navigation</text:p>
          </table:table-cell>
          <table:table-cell office:value-type="string" office:string-value="Scenario Outline: All Links Viable     Then The manager should see links for Matrices, Test Cases, Defect Reporting and Defect Overview     When The manager clicks on &lt;link&gt;    Then The title of page should be &lt;title&gt;Examples:    | link           | title               |     | Matrices       | Matrix Overivew     |    | Test Cases     | Test Case Overivew  |     | Report a Defect| Defect Reporter     |    | Defect Overview| Defect Overview     |" calcext:value-type="string">
            <text:p><text:span text:style-name="T2">Scenario Outline: All Links Viable </text:span><text:span text:style-name="T2"/><text:span text:style-name="T2">    Then The manager should see links for Matrices, Test Cases, Defect Reporting and Defect Overview </text:span><text:span text:style-name="T2"/><text:span text:style-name="T2">    When The manager clicks on &lt;link&gt;</text:span><text:span text:style-name="T2"/><text:span text:style-name="T2">    Then The title of page should be &lt;title&gt;</text:span><text:span text:style-name="T2"/><text:span text:style-name="T2"/><text:span text:style-name="T2">Examples:</text:span><text:span text:style-name="T2"/><text:span text:style-name="T2">    | </text:span><text:span text:style-name="T3">link           </text:span><text:span text:style-name="T4">| </text:span><text:span text:style-name="T3">title               </text:span><text:span text:style-name="T4">| </text:span><text:span text:style-name="T4"/><text:span text:style-name="T4">    | </text:span><text:span text:style-name="T3">Matrices       </text:span><text:span text:style-name="T4">| </text:span><text:span text:style-name="T3">Matrix Overivew     </text:span><text:span text:style-name="T4">|</text:span><text:span text:style-name="T4"/><text:span text:style-name="T4">    | </text:span><text:span text:style-name="T3">Test Cases     </text:span><text:span text:style-name="T4">| </text:span><text:span text:style-name="T3">Test Case Overivew  </text:span><text:span text:style-name="T4">| </text:span><text:span text:style-name="T4"/><text:span text:style-name="T4">    | </text:span><text:span text:style-name="T3">Report a Defect</text:span><text:span text:style-name="T4">| </text:span><text:span text:style-name="T3">Defect Reporter     </text:span><text:span text:style-name="T4">|</text:span><text:span text:style-name="T4"/><text:span text:style-name="T4">    | </text:span><text:span text:style-name="T3">Defect Overview</text:span><text:span text:style-name="T4">| </text:span><text:span text:style-name="T3">Defect Overview     </text:span><text:span text:style-name="T4">|</text:span><text:span text:style-name="T4"/><text:span text:style-name="T6"/><text:span text:style-name="T6"/></text:p>
          </table:table-cell>
          <table:table-cell office:value-type="string" calcext:value-type="string">
            <text:p>username, password, link, title</text:p>
          </table:table-cell>
          <table:table-cell office:value-type="string" calcext:value-type="string">
            <text:p>The titles and hrefs of the links for the main nav should be correct</text:p>
          </table:table-cell>
          <table:table-cell office:value-type="string" calcext:value-type="string">
            <text:p>Active</text:p>
          </table:table-cell>
          <table:table-cell table:number-columns-repeated="16376"/>
        </table:table-row>
        <table:table-row table:style-name="ro18">
          <table:table-cell office:value-type="float" office:value="16" calcext:value-type="float">
            <text:p>16</text:p>
          </table:table-cell>
          <table:table-cell office:value-type="string" calcext:value-type="string">
            <text:p>Add A Test Case</text:p>
          </table:table-cell>
          <table:table-cell office:value-type="string" calcext:value-type="string">
            <text:p>testcases</text:p>
          </table:table-cell>
          <table:table-cell office:value-type="string" calcext:value-type="string">
            <text:p>Given The tester is on the test case dashboard </text:p>
            <text:p>When The tester types "Description" into input with </text:p>
            <text:p>"""</text:p>
            <text:p>Verify that usernames cannot have illegal characters</text:p>
            <text:p>"""</text:p>
            <text:p>When The tester types "Steps" into input with  </text:p>
            <text:p>"""</text:p>
            <text:p>1. Go to create a new account page </text:p>
            <text:p>2. create several users with each username having 1 illegal character</text:p>
            <text:p>3. Make sure none of them are successful</text:p>
            <text:p>illegal characters: $, #, /, &lt;, &gt;, (, ), ^</text:p>
            <text:p>"""</text:p>
            <text:p>When The tester presses the submit button </text:p>
            <text:p>Then The test case should appear at the bottom of the table</text:p>
            <text:p>Then The test case result should say UNEXECUTED</text:p>
            <text:p>When The tester presses on details</text:p>
            <text:p>Then A test case modal should appear showing the case ID</text:p>
            <text:p>Then The performed by field should say No One </text:p>
            <text:p>When The tester presses the close buttton</text:p>
            <text:p>Then The Modal Should be closed</text:p>
          </table:table-cell>
          <table:table-cell/>
          <table:table-cell office:value-type="string" calcext:value-type="string">
            <text:p>A new testcase should be added</text:p>
          </table:table-cell>
          <table:table-cell office:value-type="string" calcext:value-type="string">
            <text:p>Active</text:p>
          </table:table-cell>
          <table:table-cell table:number-columns-repeated="16376"/>
        </table:table-row>
        <table:table-row table:style-name="ro19">
          <table:table-cell office:value-type="float" office:value="17" calcext:value-type="float">
            <text:p>17</text:p>
          </table:table-cell>
          <table:table-cell office:value-type="string" calcext:value-type="string">
            <text:p>Edit Existing Case</text:p>
          </table:table-cell>
          <table:table-cell office:value-type="string" calcext:value-type="string">
            <text:p>testcases</text:p>
          </table:table-cell>
          <table:table-cell office:value-type="string" office:string-value="Given The tester is on the test case dashboardWhen The tester clicks on details Then A test case modal should appear showing the case IDWhen The Tester clicks on edit within the modal Then The Tester should be on the case editor for that case Then The fields should be uneditableWhen The tester clicks on the edit button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save on test case page Then A confirmation prompt should appear When The tester clicks on Ok Then An alert says the test case has been saved Then The fields should be uneditable" calcext:value-type="string">
            <text:p><text:span text:style-name="T7">Given The tester is on the test case dashboard</text:span><text:span text:style-name="T7"/><text:span text:style-name="T7">When The tester clicks on details </text:span><text:span text:style-name="T7"/><text:span text:style-name="T7">Then A test case modal should appear showing the case ID</text:span><text:span text:style-name="T7"/><text:span text:style-name="T7">When The Tester clicks on edit within the modal </text:span><text:span text:style-name="T7"/><text:span text:style-name="T7">Then The Tester should be on the case editor for that case </text:span><text:span text:style-name="T7"/><text:span text:style-name="T7">Then The fields should be uneditable</text:span><text:span text:style-name="T7"/><text:span text:style-name="T7">When The tester clicks on the edit button</text:span><text:span text:style-name="T7"/><text:span text:style-name="T7">Then The test case fields should be editable</text:span><text:span text:style-name="T7"/><text:span text:style-name="T7">When The tester types in a new description into the description text area</text:span><text:span text:style-name="T7"/><text:span text:style-name="T7">When The tester types in a new steps into the steps text area</text:span><text:span text:style-name="T7"/><text:span text:style-name="T7">When The tester clicks on the automated check mark </text:span><text:span text:style-name="T7"/><text:span text:style-name="T7">When The tester selects ryeGuy for performed from drop down </text:span><text:span text:style-name="T7"/><text:span text:style-name="T7">When The tester selects FAIL for test result from drop down </text:span><text:span text:style-name="T7"/><text:span text:style-name="T7">When The tester types in a new summary into the summary text area</text:span><text:span text:style-name="T7"/><text:span text:style-name="T7">When The tester clicks save on test case page </text:span><text:span text:style-name="T7"/><text:span text:style-name="T7">Then A confirmation prompt should appear </text:span><text:span text:style-name="T7"/><text:span text:style-name="T7">When The tester clicks on Ok </text:span><text:span text:style-name="T7"/><text:span text:style-name="T7">Then An alert says the test case has been saved </text:span><text:span text:style-name="T7"/><text:span text:style-name="T7">Then The fields should be uneditable</text:span></text:p>
          </table:table-cell>
          <table:table-cell office:value-type="string" calcext:value-type="string">
            <text:p>username, password</text:p>
          </table:table-cell>
          <table:table-cell office:value-type="string" calcext:value-type="string">
            <text:p>A testcase should have been modified</text:p>
          </table:table-cell>
          <table:table-cell office:value-type="string" calcext:value-type="string">
            <text:p>Active</text:p>
          </table:table-cell>
          <table:table-cell table:number-columns-repeated="16376"/>
        </table:table-row>
        <table:table-row table:style-name="ro20">
          <table:table-cell office:value-type="float" office:value="18" calcext:value-type="float">
            <text:p>18</text:p>
          </table:table-cell>
          <table:table-cell office:value-type="string" calcext:value-type="string">
            <text:p>Reset Test Case</text:p>
          </table:table-cell>
          <table:table-cell office:value-type="string" calcext:value-type="string">
            <text:p>testcases</text:p>
          </table:table-cell>
          <table:table-cell office:value-type="string" office:string-value="Given the tester is on the test case editor for a specific test case Then The fields should be uneditableWhen The Tester clicks on the edit button Then The test case fields should be editableWhen The tester types in a new description into the description text areaWhen The tester types in a new steps into the steps text areaWhen The tester clicks on the automated check mark When The tester selects ryeGuy for performed from drop down When The tester selects FAIL for test result from drop down When The tester types in a new summary into the summary text areaWhen The tester clicks on the reset button Then The fields should be populated to their old values Then The fields should be uneditable" calcext:value-type="string">
            <text:p><text:span text:style-name="T7">Given the tester is on the test case editor for a specific test case </text:span><text:span text:style-name="T7"/><text:span text:style-name="T7">Then The fields should be uneditable</text:span><text:span text:style-name="T7"/><text:span text:style-name="T7">When The Tester clicks on the edit button </text:span><text:span text:style-name="T7"/><text:span text:style-name="T7">Then The test case fields should be editable</text:span><text:span text:style-name="T7"/><text:span text:style-name="T7">When The tester types in a new description into the description text area</text:span><text:span text:style-name="T7"/><text:span text:style-name="T7">When The tester types in a new steps into the steps text area</text:span><text:span text:style-name="T7"/><text:span text:style-name="T7">When The tester clicks on the automated check mark </text:span><text:span text:style-name="T7"/><text:span text:style-name="T7">When The tester selects ryeGuy for performed from drop down </text:span><text:span text:style-name="T7"/><text:span text:style-name="T7">When The tester selects FAIL for test result from drop down </text:span><text:span text:style-name="T7"/><text:span text:style-name="T7">When The tester types in a new summary into the summary text area</text:span><text:span text:style-name="T7"/><text:span text:style-name="T7">When The tester clicks on the reset button </text:span><text:span text:style-name="T7"/><text:span text:style-name="T7">Then The fields should be populated to their old values </text:span><text:span text:style-name="T7"/><text:span text:style-name="T7">Then The fields should be uneditable</text:span></text:p>
          </table:table-cell>
          <table:table-cell office:value-type="string" calcext:value-type="string">
            <text:p>username, password</text:p>
          </table:table-cell>
          <table:table-cell office:value-type="string" calcext:value-type="string">
            <text:p>A testcase that was being edited, should revert to original values</text:p>
          </table:table-cell>
          <table:table-cell office:value-type="string" calcext:value-type="string">
            <text:p>Active</text:p>
          </table:table-cell>
          <table:table-cell table:number-columns-repeated="16376"/>
        </table:table-row>
        <table:table-row table:style-name="ro21">
          <table:table-cell office:value-type="float" office:value="19" calcext:value-type="float">
            <text:p>19</text:p>
          </table:table-cell>
          <table:table-cell office:value-type="string" calcext:value-type="string">
            <text:p>Description too short</text:p>
          </table:table-cell>
          <table:table-cell office:value-type="string" calcext:value-type="string">
            <text:p>defect</text:p>
          </table:table-cell>
          <table:table-cell office:value-type="string" office:string-value="Given The employee is on the Defect Reporter Page When The employee selects todays date When The employee types in &quot;Description&quot; with    &quot;&quot;&quot;    meh    &quot;&quot;&quot;When The employee types in &quot;Steps&quot; with     &quot;&quot;&quot;    1. User creates a new account    2. User reloads the new user page    3. User creates an account with same username but different password    &quot;&quot;&quot;When The employee selects high priority When The employee selects low severity When The employee clicks the report button Then No confirmation dialog appears" calcext:value-type="string">
            <text:p><text:span text:style-name="T7">Given The employee is on the Defect Reporter Page </text:span><text:span text:style-name="T7"/><text:span text:style-name="T7">When The employee selects todays date </text:span><text:span text:style-name="T7"/><text:span text:style-name="T7">When The employee types in "Description" with</text:span><text:span text:style-name="T7"/><text:span text:style-name="T7">    """</text:span><text:span text:style-name="T7"/><text:span text:style-name="T7">    meh</text:span><text:span text:style-name="T7"/><text:span text:style-name="T7">    """</text:span><text:span text:style-name="T7"/><text:span text:style-name="T7">When The employee types in "Steps" with </text:span><text:span text:style-name="T7"/><text:span text:style-name="T7">    """</text:span><text:span text:style-name="T7"/><text:span text:style-name="T7">    1. User creates a new account</text:span><text:span text:style-name="T7"/><text:span text:style-name="T7">    2. User reloads the new user page</text:span><text:span text:style-name="T7"/><text:span text:style-name="T7">    3. User creates an account with same username but different password</text:span><text:span text:style-name="T7"/><text:span text:style-name="T7">    """</text:span><text:span text:style-name="T7"/><text:span text:style-name="T7">When The employee selects high priority </text:span><text:span text:style-name="T7"/><text:span text:style-name="T7">When The employee selects low severity </text:span><text:span text:style-name="T7"/><text:span text:style-name="T7">When The employee clicks the report button </text:span><text:span text:style-name="T7"/><text:span text:style-name="T7">Then No confirmation dialog appears</text:span></text:p>
          </table:table-cell>
          <table:table-cell office:value-type="string" calcext:value-type="string">
            <text:p>username, password</text:p>
          </table:table-cell>
          <table:table-cell office:value-type="string" calcext:value-type="string">
            <text:p>The defect creation statement should be rejected</text:p>
          </table:table-cell>
          <table:table-cell office:value-type="string" calcext:value-type="string">
            <text:p>Active</text:p>
          </table:table-cell>
          <table:table-cell table:number-columns-repeated="16376"/>
        </table:table-row>
        <table:table-row table:style-name="ro2" table:number-rows-repeated="1048555">
          <table:table-cell table:number-columns-repeated="16383"/>
        </table:table-row>
        <table:table-row table:style-name="ro2">
          <table:table-cell table:number-columns-repeated="16383"/>
        </table:table-row>
        <calcext:conditional-formats>
          <calcext:conditional-format calcext:target-range-address="'Test Cases'.A1:'Test Cases'.A1048576">
            <calcext:condition calcext:apply-style-name="Bad" calcext:value="duplicate" calcext:base-cell-address="'Test Cases'.A1"/>
          </calcext:conditional-format>
        </calcext:conditional-formats>
      </table:table>
      <table:table table:name="Test Reports" table:style-name="ta1">
        <table:table-column table:style-name="co19" table:default-cell-style-name="ce17"/>
        <table:table-column table:style-name="co4"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25" table:default-cell-style-name="ce2"/>
        <table:table-column table:style-name="co7" table:number-columns-repeated="16374" table:default-cell-style-name="Default"/>
        <table:table-row table:style-name="ro1">
          <table:table-cell table:style-name="ce16" office:value-type="string" calcext:value-type="string">
            <text:p>Report</text:p>
          </table:table-cell>
          <table:table-cell table:style-name="ce18" office:value-type="string" calcext:value-type="string">
            <text:p>Test Case</text:p>
          </table:table-cell>
          <table:table-cell table:style-name="ce18" office:value-type="string" calcext:value-type="string">
            <text:p>Tester</text:p>
          </table:table-cell>
          <table:table-cell table:style-name="ce18" office:value-type="string" calcext:value-type="string">
            <text:p>Style</text:p>
          </table:table-cell>
          <table:table-cell table:style-name="ce18" office:value-type="string" calcext:value-type="string">
            <text:p>Date</text:p>
          </table:table-cell>
          <table:table-cell table:style-name="ce18" office:value-type="string" calcext:value-type="string">
            <text:p>Time</text:p>
          </table:table-cell>
          <table:table-cell table:style-name="ce18" office:value-type="string" calcext:value-type="string">
            <text:p>Parameters</text:p>
          </table:table-cell>
          <table:table-cell table:style-name="ce18" office:value-type="string" calcext:value-type="string">
            <text:p>Result</text:p>
          </table:table-cell>
          <table:table-cell table:style-name="ce18" office:value-type="string" calcext:value-type="string">
            <text:p>Summary</text:p>
          </table:table-cell>
          <table:table-cell table:style-name="ce21" table:number-columns-repeated="16374"/>
        </table:table-row>
        <table:table-row table:style-name="ro22">
          <table:table-cell table:number-columns-repeated="2" office:value-type="float" office:value="1" calcext:value-type="float">
            <text:p>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Test requires incorrect invalid login credentials. Due to an error in the feature file, valid login credentials are used instead. Defect 1 created.</text:p>
          </table:table-cell>
          <table:table-cell table:number-columns-repeated="16374"/>
        </table:table-row>
        <table:table-row table:style-name="ro23">
          <table:table-cell table:number-columns-repeated="2" office:value-type="float" office:value="2" calcext:value-type="float">
            <text:p>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table:table-cell office:value-type="string" calcext:value-type="string">
            <text:p>fail</text:p>
          </table:table-cell>
          <table:table-cell office:value-type="string" calcext:value-type="string">
            <text:p>An indication that the username was incorrect was found in the login alert. Defect 2 created.</text:p>
          </table:table-cell>
          <table:table-cell table:number-columns-repeated="16374"/>
        </table:table-row>
        <table:table-row table:style-name="ro2">
          <table:table-cell table:number-columns-repeated="2"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 Manager, Patty, Pastiche</text:p>
          </table:table-cell>
          <table:table-cell office:value-type="string" calcext:value-type="string">
            <text:p>pass</text:p>
          </table:table-cell>
          <table:table-cell table:number-columns-repeated="16375"/>
        </table:table-row>
        <table:table-row table:style-name="ro2">
          <table:table-cell office:value-type="float" office:value="4" calcext:value-type="float">
            <text:p>4</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 Tester, Fakey, McFakeFace</text:p>
          </table:table-cell>
          <table:table-cell office:value-type="string" calcext:value-type="string">
            <text:p>pass</text:p>
          </table:table-cell>
          <table:table-cell table:number-columns-repeated="16375"/>
        </table:table-row>
        <table:table-row table:style-name="ro2">
          <table:table-cell office:value-type="float" office:value="5" calcext:value-type="float">
            <text:p>5</text:p>
          </table:table-cell>
          <table:table-cell office:value-type="float" office:value="3" calcext:value-type="float">
            <text:p>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cavalier89, alucard, Tester, Dracula, Fangs</text:p>
          </table:table-cell>
          <table:table-cell office:value-type="string" calcext:value-type="string">
            <text:p>pass</text:p>
          </table:table-cell>
          <table:table-cell table:number-columns-repeated="16375"/>
        </table:table-row>
        <table:table-row table:style-name="ro2">
          <table:table-cell office:value-type="float" office:value="6" calcext:value-type="float">
            <text:p>6</text:p>
          </table:table-cell>
          <table:table-cell office:value-type="float" office:value="4" calcext:value-type="float">
            <text:p>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7" calcext:value-type="float">
            <text:p>7</text:p>
          </table:table-cell>
          <table:table-cell office:value-type="float" office:value="5" calcext:value-type="float">
            <text:p>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13">
          <table:table-cell office:value-type="float" office:value="8" calcext:value-type="float">
            <text:p>8</text:p>
          </table:table-cell>
          <table:table-cell office:value-type="float" office:value="6" calcext:value-type="float">
            <text:p>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Employee was able to enter ‘meh’ for the steps field. Defect 4 created.</text:p>
          </table:table-cell>
          <table:table-cell table:number-columns-repeated="16374"/>
        </table:table-row>
        <table:table-row table:style-name="ro2">
          <table:table-cell office:value-type="float" office:value="9" calcext:value-type="float">
            <text:p>9</text:p>
          </table:table-cell>
          <table:table-cell office:value-type="float" office:value="19" calcext:value-type="float">
            <text:p>1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0" calcext:value-type="float">
            <text:p>10</text:p>
          </table:table-cell>
          <table:table-cell office:value-type="float" office:value="7" calcext:value-type="float">
            <text:p>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1" calcext:value-type="float">
            <text:p>11</text:p>
          </table:table-cell>
          <table:table-cell office:value-type="float" office:value="8" calcext:value-type="float">
            <text:p>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2" calcext:value-type="float">
            <text:p>12</text:p>
          </table:table-cell>
          <table:table-cell office:value-type="float" office:value="9" calcext:value-type="float">
            <text:p>9</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3" calcext:value-type="float">
            <text:p>13</text:p>
          </table:table-cell>
          <table:table-cell office:value-type="float" office:value="10" calcext:value-type="float">
            <text:p>10</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4" calcext:value-type="float">
            <text:p>14</text:p>
          </table:table-cell>
          <table:table-cell office:value-type="float" office:value="11" calcext:value-type="float">
            <text:p>11</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chomp!</text:p>
          </table:table-cell>
          <table:table-cell office:value-type="string" calcext:value-type="string">
            <text:p>pass</text:p>
          </table:table-cell>
          <table:table-cell table:number-columns-repeated="16375"/>
        </table:table-row>
        <table:table-row table:style-name="ro2">
          <table:table-cell office:value-type="float" office:value="15" calcext:value-type="float">
            <text:p>15</text:p>
          </table:table-cell>
          <table:table-cell office:value-type="float" office:value="12" calcext:value-type="float">
            <text:p>12</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2">
          <table:table-cell office:value-type="float" office:value="16" calcext:value-type="float">
            <text:p>16</text:p>
          </table:table-cell>
          <table:table-cell office:value-type="float" office:value="13" calcext:value-type="float">
            <text:p>13</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pass</text:p>
          </table:table-cell>
          <table:table-cell table:number-columns-repeated="16375"/>
        </table:table-row>
        <table:table-row table:style-name="ro10">
          <table:table-cell office:value-type="float" office:value="17" calcext:value-type="float">
            <text:p>17</text:p>
          </table:table-cell>
          <table:table-cell office:value-type="float" office:value="14" calcext:value-type="float">
            <text:p>14</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Manager was on the matrices page but the title of the page was not Matrix Page. Defect 5 and 6 created.</text:p>
          </table:table-cell>
          <table:table-cell table:number-columns-repeated="16374"/>
        </table:table-row>
        <table:table-row table:style-name="ro10">
          <table:table-cell office:value-type="float" office:value="18" calcext:value-type="float">
            <text:p>18</text:p>
          </table:table-cell>
          <table:table-cell office:value-type="float" office:value="15" calcext:value-type="float">
            <text:p>15</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g8tor, chomp!</text:p>
          </table:table-cell>
          <table:table-cell office:value-type="string" calcext:value-type="string">
            <text:p>fail</text:p>
          </table:table-cell>
          <table:table-cell office:value-type="string" calcext:value-type="string">
            <text:p>Test fails due to example parameter spelling errors and incorrect page titling. See defect 5 and created defect 7.</text:p>
          </table:table-cell>
          <table:table-cell table:number-columns-repeated="16374"/>
        </table:table-row>
        <table:table-row table:style-name="ro2">
          <table:table-cell office:value-type="float" office:value="19" calcext:value-type="float">
            <text:p>19</text:p>
          </table:table-cell>
          <table:table-cell office:value-type="float" office:value="16" calcext:value-type="float">
            <text:p>16</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0" calcext:value-type="float">
            <text:p>20</text:p>
          </table:table-cell>
          <table:table-cell office:value-type="float" office:value="17" calcext:value-type="float">
            <text:p>17</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08H00M00S" calcext:value-type="time">
            <text:p>08:00: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table-cell office:value-type="float" office:value="21" calcext:value-type="float">
            <text:p>21</text:p>
          </table:table-cell>
          <table:table-cell office:value-type="float" office:value="18" calcext:value-type="float">
            <text:p>18</text:p>
          </table:table-cell>
          <table:table-cell office:value-type="string" calcext:value-type="string">
            <text:p>David Hanzlik</text:p>
          </table:table-cell>
          <table:table-cell office:value-type="string" calcext:value-type="string">
            <text:p>manual</text:p>
          </table:table-cell>
          <table:table-cell table:style-name="ce19" office:value-type="date" office:date-value="2022-11-03" calcext:value-type="date">
            <text:p>11/03/22</text:p>
          </table:table-cell>
          <table:table-cell table:style-name="ce20" office:value-type="time" office:time-value="PT11H41M00S" calcext:value-type="time">
            <text:p>11:41:00 AM</text:p>
          </table:table-cell>
          <table:table-cell office:value-type="string" calcext:value-type="string">
            <text:p>ryeGuy, coolbeans</text:p>
          </table:table-cell>
          <table:table-cell office:value-type="string" calcext:value-type="string">
            <text:p>pass</text:p>
          </table:table-cell>
          <table:table-cell table:number-columns-repeated="16375"/>
        </table:table-row>
        <table:table-row table:style-name="ro2" table:number-rows-repeated="1048553">
          <table:table-cell table:number-columns-repeated="16383"/>
        </table:table-row>
        <table:table-row table:style-name="ro2">
          <table:table-cell table:number-columns-repeated="16383"/>
        </table:table-row>
        <calcext:conditional-formats>
          <calcext:conditional-format calcext:target-range-address="'Test Reports'.A1:'Test Reports'.A1048576">
            <calcext:condition calcext:apply-style-name="Bad" calcext:value="duplicate" calcext:base-cell-address="'Test Reports'.A1"/>
          </calcext:conditional-format>
        </calcext:conditional-formats>
      </table:table>
      <table:table table:name="Defects" table:style-name="ta1">
        <table:table-column table:style-name="co26" table:default-cell-style-name="ce23"/>
        <table:table-column table:style-name="co27" table:default-cell-style-name="Default"/>
        <table:table-column table:style-name="co28" table:default-cell-style-name="ce2"/>
        <table:table-column table:style-name="co29" table:default-cell-style-name="ce2"/>
        <table:table-column table:style-name="co30" table:default-cell-style-name="Default"/>
        <table:table-column table:style-name="co31" table:default-cell-style-name="Default"/>
        <table:table-column table:style-name="co9" table:default-cell-style-name="Default"/>
        <table:table-row table:style-name="ro1">
          <table:table-cell table:style-name="ce22" office:value-type="string" calcext:value-type="string">
            <text:p>Defect</text:p>
          </table:table-cell>
          <table:table-cell table:style-name="ce18" office:value-type="string" calcext:value-type="string">
            <text:p>Found</text:p>
          </table:table-cell>
          <table:table-cell table:style-name="ce18" office:value-type="string" calcext:value-type="string">
            <text:p>Description</text:p>
          </table:table-cell>
          <table:table-cell table:style-name="ce18" office:value-type="string" calcext:value-type="string">
            <text:p>Steps to Reproduce</text:p>
          </table:table-cell>
          <table:table-cell table:style-name="ce18" office:value-type="string" calcext:value-type="string">
            <text:p>Severity</text:p>
          </table:table-cell>
          <table:table-cell table:style-name="ce18" office:value-type="string" calcext:value-type="string">
            <text:p>Priority</text:p>
          </table:table-cell>
          <table:table-cell table:style-name="ce18" office:value-type="string" calcext:value-type="string">
            <text:p>Status</text:p>
          </table:table-cell>
        </table:table-row>
        <table:table-row table:style-name="ro24">
          <table:table-cell office:value-type="float" office:value="1" calcext:value-type="float">
            <text:p>1</text:p>
          </table:table-cell>
          <table:table-cell table:style-name="ce19" office:value-type="date" office:date-value="2022-11-03" calcext:value-type="date">
            <text:p>11/03/22</text:p>
          </table:table-cell>
          <table:table-cell office:value-type="string" calcext:value-type="string">
            <text:p>Test case 1 feature file includes valid username data. This defect may hide defects that affect user privacy.</text:p>
          </table:table-cell>
          <table:table-cell office:value-type="string" calcext:value-type="string">
            <text:p>Inspect the feature file login-negative.feature, on line 7 a valid password (chomp!) is inputed.</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3">
          <table:table-cell office:value-type="float" office:value="2" calcext:value-type="float">
            <text:p>2</text:p>
          </table:table-cell>
          <table:table-cell table:style-name="ce19" office:value-type="date" office:date-value="2022-11-03" calcext:value-type="date">
            <text:p>11/03/22</text:p>
          </table:table-cell>
          <table:table-cell office:value-type="string" calcext:value-type="string">
            <text:p>When logging in with incorrect username, a “incorrect username” prompt is shown.</text:p>
          </table:table-cell>
          <table:table-cell office:value-type="string" calcext:value-type="string">
            <text:p>Go to login page, use username sicEmDawgs and password natchamps to login.</text:p>
          </table:table-cell>
          <table:table-cell office:value-type="string" calcext:value-type="string">
            <text:p>Low</text:p>
          </table:table-cell>
          <table:table-cell office:value-type="string" calcext:value-type="string">
            <text:p>High</text:p>
          </table:table-cell>
          <table:table-cell office:value-type="string" calcext:value-type="string">
            <text:p>Open</text:p>
          </table:table-cell>
        </table:table-row>
        <table:table-row table:style-name="ro10">
          <table:table-cell office:value-type="float" office:value="3" calcext:value-type="float">
            <text:p>3</text:p>
          </table:table-cell>
          <table:table-cell table:style-name="ce19" office:value-type="date" office:date-value="2022-11-03" calcext:value-type="date">
            <text:p>11/03/22</text:p>
          </table:table-cell>
          <table:table-cell office:value-type="string" calcext:value-type="string">
            <text:p>The login-negative.feature file prompts testers incorrectly. The final steps should say something like </text:p>
            <text:p/>
            <text:p>Then The employee should see an alert</text:p>
            <text:p>And There is no indication that the username is incorrect </text:p>
          </table:table-cell>
          <table:table-cell office:value-type="string" calcext:value-type="string">
            <text:p>Run the manual runner on the login feature suite. Note that the user is prompted to validate the test on the final step of each scenario if user privacy is violated.</text:p>
          </table:table-cell>
          <table:table-cell table:number-columns-repeated="2" office:value-type="string" calcext:value-type="string">
            <text:p>Low</text:p>
          </table:table-cell>
          <table:table-cell office:value-type="string" calcext:value-type="string">
            <text:p>Open</text:p>
          </table:table-cell>
        </table:table-row>
        <table:table-row table:style-name="ro25">
          <table:table-cell office:value-type="float" office:value="4" calcext:value-type="float">
            <text:p>4</text:p>
          </table:table-cell>
          <table:table-cell table:style-name="ce19" office:value-type="date" office:date-value="2022-11-03" calcext:value-type="date">
            <text:p>11/03/22</text:p>
          </table:table-cell>
          <table:table-cell office:value-type="string" calcext:value-type="string">
            <text:p>Employee is able to produce defect without reproduction steps</text:p>
          </table:table-cell>
          <table:table-cell office:value-type="string" calcext:value-type="string">
            <text:p>Navigate to the Defect Reporter Page, add valid date for all fields except <text:span text:style-name="T8">Steps</text:span>, enter “meh” for steps, create the defect.</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5">
          <table:table-cell office:value-type="float" office:value="5" calcext:value-type="float">
            <text:p>5</text:p>
          </table:table-cell>
          <table:table-cell table:style-name="ce19" office:value-type="date" office:date-value="2022-11-03" calcext:value-type="date">
            <text:p>11/03/22</text:p>
          </table:table-cell>
          <table:table-cell office:value-type="string" calcext:value-type="string">
            <text:p>Incorrect Page Titles</text:p>
          </table:table-cell>
          <table:table-cell office:value-type="string" calcext:value-type="string">
            <text:p>Open the navigation.feature file. Under Scenario Outline: All Links Viable, under examples, navigate to each link and compare expected titles to actual page titles.</text:p>
          </table:table-cell>
          <table:table-cell office:value-type="string" calcext:value-type="string">
            <text:p>Low</text:p>
          </table:table-cell>
          <table:table-cell office:value-type="string" calcext:value-type="string">
            <text:p>Medium</text:p>
          </table:table-cell>
          <table:table-cell/>
        </table:table-row>
        <table:table-row table:style-name="ro7">
          <table:table-cell office:value-type="float" office:value="6" calcext:value-type="float">
            <text:p>6</text:p>
          </table:table-cell>
          <table:table-cell table:style-name="ce19" office:value-type="date" office:date-value="2022-11-03" calcext:value-type="date">
            <text:p>11/03/22</text:p>
          </table:table-cell>
          <table:table-cell office:value-type="string" calcext:value-type="string">
            <text:p>Inconsistent Page Titles in navigation.feature</text:p>
          </table:table-cell>
          <table:table-cell office:value-type="string" calcext:value-type="string">
            <text:p>Inspect the feature file navigation.feature under Back Navigation. Note the Scenario requires the Matrices Overview page have title Matrix Page. </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7">
          <table:table-cell office:value-type="float" office:value="7" calcext:value-type="float">
            <text:p>7</text:p>
          </table:table-cell>
          <table:table-cell table:style-name="ce19" office:value-type="date" office:date-value="2022-11-03" calcext:value-type="date">
            <text:p>11/03/22</text:p>
          </table:table-cell>
          <table:table-cell office:value-type="string" calcext:value-type="string">
            <text:p>Spelling Errors in navigation.feature</text:p>
          </table:table-cell>
          <table:table-cell office:value-type="string" calcext:value-type="string">
            <text:p>Open the navigation.feature file. The examples contain Matrix Overivew and Test Case Overivew.</text:p>
          </table:table-cell>
          <table:table-cell office:value-type="string" calcext:value-type="string">
            <text:p>Low</text:p>
          </table:table-cell>
          <table:table-cell office:value-type="string" calcext:value-type="string">
            <text:p>Medium</text:p>
          </table:table-cell>
          <table:table-cell office:value-type="string" calcext:value-type="string">
            <text:p>Open</text:p>
          </table:table-cell>
        </table:table-row>
        <table:table-row table:style-name="ro2" table:number-rows-repeated="1048567">
          <table:table-cell table:number-columns-repeated="7"/>
        </table:table-row>
        <table:table-row table:style-name="ro2">
          <table:table-cell table:number-columns-repeated="7"/>
        </table:table-row>
        <calcext:conditional-formats>
          <calcext:conditional-format calcext:target-range-address="Defects.A1:Defects.A1048576">
            <calcext:condition calcext:apply-style-name="Bad" calcext:value="duplicate" calcext:base-cell-address="Defects.A1"/>
          </calcext:conditional-format>
        </calcext:conditional-formats>
      </table:table>
      <table:named-expressions/>
      <table:database-ranges>
        <table:database-range table:name="__Anonymous_Sheet_DB__0" table:target-range-address="RTM.A1:RTM.F1048576" table:display-filter-buttons="true"/>
        <table:database-range table:name="__Anonymous_Sheet_DB__3" table:target-range-address="'Test Reports'.A1:'Test Reports'.I104857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2T19:11:46.935000000</meta:creation-date>
    <dc:date>2022-11-03T12:03:42.820000000</dc:date>
    <meta:editing-duration>PT16H51M56S</meta:editing-duration>
    <meta:editing-cycles>5</meta:editing-cycles>
    <meta:generator>LibreOffice/7.4.2.3$Windows_X86_64 LibreOffice_project/382eef1f22670f7f4118c8c2dd222ec7ad009daf</meta:generator>
    <meta:document-statistic meta:table-count="5" meta:cell-count="552" meta:object-count="0"/>
  </office:meta>
</office:document-meta>
</file>